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1.21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3" table:default-cell-style-name="Default"/>
        <table:table-row table:style-name="ro1">
          <table:table-cell office:value-type="string">
            <text:p>Newick</text:p>
          </table:table-cell>
          <table:table-cell office:value-type="string">
            <text:p>Theta</text:p>
          </table:table-cell>
          <table:table-cell office:value-type="string">
            <text:p>Test</text:p>
          </table:table-cell>
          <table:table-cell office:value-type="string">
            <text:p>Probability</text:p>
          </table:table-cell>
          <table:table-cell office:value-type="string">
            <text:p>Time (sec)</text:p>
          </table:table-cell>
          <table:table-cell office:value-type="string">
            <text:p>Same?</text:p>
          </table:table-cell>
          <table:table-cell office:value-type="string">
            <text:p>Relative speed</text:p>
          </table:table-cell>
          <table:table-cell/>
        </table:table-row>
        <table:table-row table:style-name="ro1">
          <table:table-cell office:value-type="string">
            <text:p>((9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82639e-308</text:p>
          </table:table-cell>
          <table:table-cell office:value-type="float" office:value="41.91">
            <text:p>41,91</text:p>
          </table:table-cell>
          <table:table-cell table:number-columns-repeated="3"/>
        </table:table-row>
        <table:table-row table:style-name="ro1">
          <table:table-cell office:value-type="string">
            <text:p>((9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82639e-308</text:p>
          </table:table-cell>
          <table:table-cell office:value-type="float" office:value="956.28">
            <text:p>956,28</text:p>
          </table:table-cell>
          <table:table-cell table:formula="of:=IF([.D2]=[.D3];&quot;Yes&quot;;&quot;No&quot;)" office:value-type="string" office:string-value="Yes">
            <text:p>Yes</text:p>
          </table:table-cell>
          <table:table-cell table:formula="of:=IF([.E2]&lt;&gt;0;[.E3]/[.E2];1)" office:value-type="float" office:value="22.8174659985684">
            <text:p>22,8174659986</text:p>
          </table:table-cell>
          <table:table-cell/>
        </table:table-row>
        <table:table-row table:style-name="ro1">
          <table:table-cell office:value-type="string">
            <text:p>((9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49634e-309</text:p>
          </table:table-cell>
          <table:table-cell table:style-name="Default" office:value-type="float" office:value="43.19">
            <text:p>43,19</text:p>
          </table:table-cell>
          <table:table-cell table:number-columns-repeated="3"/>
        </table:table-row>
        <table:table-row table:style-name="ro1">
          <table:table-cell office:value-type="string">
            <text:p>((9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49634e-309</text:p>
          </table:table-cell>
          <table:table-cell table:style-name="Default" office:value-type="float" office:value="462.33">
            <text:p>462,33</text:p>
          </table:table-cell>
          <table:table-cell table:formula="of:=IF([.D4]=[.D5];&quot;Yes&quot;;&quot;No&quot;)" office:value-type="string" office:string-value="Yes">
            <text:p>Yes</text:p>
          </table:table-cell>
          <table:table-cell table:formula="of:=IF([.E4]&lt;&gt;0;[.E5]/[.E4];1)" office:value-type="float" office:value="10.704561241028">
            <text:p>10,704561241</text:p>
          </table:table-cell>
          <table:table-cell/>
        </table:table-row>
        <table:table-row table:style-name="ro1">
          <table:table-cell office:value-type="string">
            <text:p>((9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71375e-156</text:p>
          </table:table-cell>
          <table:table-cell table:style-name="Default" office:value-type="float" office:value="3.87">
            <text:p>3,87</text:p>
          </table:table-cell>
          <table:table-cell table:number-columns-repeated="3"/>
        </table:table-row>
        <table:table-row table:style-name="ro1">
          <table:table-cell office:value-type="string">
            <text:p>((9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71375e-156</text:p>
          </table:table-cell>
          <table:table-cell table:style-name="Default" office:value-type="float" office:value="13.02">
            <text:p>13,02</text:p>
          </table:table-cell>
          <table:table-cell table:formula="of:=IF([.D6]=[.D7];&quot;Yes&quot;;&quot;No&quot;)" office:value-type="string" office:string-value="Yes">
            <text:p>Yes</text:p>
          </table:table-cell>
          <table:table-cell table:formula="of:=IF([.E6]&lt;&gt;0;[.E7]/[.E6];1)" office:value-type="float" office:value="3.36434108527132">
            <text:p>3,3643410853</text:p>
          </table:table-cell>
          <table:table-cell/>
        </table:table-row>
        <table:table-row table:style-name="ro1">
          <table:table-cell office:value-type="string">
            <text:p>((8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table:style-name="ce1" office:value-type="string">
            <text:p>6.175e-297</text:p>
          </table:table-cell>
          <table:table-cell table:style-name="Default" office:value-type="float" office:value="37.68">
            <text:p>37,68</text:p>
          </table:table-cell>
          <table:table-cell table:number-columns-repeated="3"/>
        </table:table-row>
        <table:table-row table:style-name="ro1">
          <table:table-cell office:value-type="string">
            <text:p>((8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table:style-name="ce1" office:value-type="string">
            <text:p>6.175e-297</text:p>
          </table:table-cell>
          <table:table-cell table:style-name="Default" office:value-type="float" office:value="862.13">
            <text:p>862,13</text:p>
          </table:table-cell>
          <table:table-cell table:formula="of:=IF([.D8]=[.D9];&quot;Yes&quot;;&quot;No&quot;)" office:value-type="string" office:string-value="Yes">
            <text:p>Yes</text:p>
          </table:table-cell>
          <table:table-cell table:formula="of:=IF([.E8]&lt;&gt;0;[.E9]/[.E8];1)" office:value-type="float" office:value="22.8803078556263">
            <text:p>22,8803078556</text:p>
          </table:table-cell>
          <table:table-cell/>
        </table:table-row>
        <table:table-row table:style-name="ro1">
          <table:table-cell office:value-type="string">
            <text:p>((8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31766e-297</text:p>
          </table:table-cell>
          <table:table-cell table:style-name="Default" office:value-type="float" office:value="38.86">
            <text:p>38,86</text:p>
          </table:table-cell>
          <table:table-cell table:number-columns-repeated="3"/>
        </table:table-row>
        <table:table-row table:style-name="ro1">
          <table:table-cell office:value-type="string">
            <text:p>((8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31766e-297</text:p>
          </table:table-cell>
          <table:table-cell table:style-name="Default" office:value-type="float" office:value="428.3">
            <text:p>428,3</text:p>
          </table:table-cell>
          <table:table-cell table:formula="of:=IF([.D10]=[.D11];&quot;Yes&quot;;&quot;No&quot;)" office:value-type="string" office:string-value="Yes">
            <text:p>Yes</text:p>
          </table:table-cell>
          <table:table-cell table:formula="of:=IF([.E10]&lt;&gt;0;[.E11]/[.E10];1)" office:value-type="float" office:value="11.0216160576428">
            <text:p>11,0216160576</text:p>
          </table:table-cell>
          <table:table-cell/>
        </table:table-row>
        <table:table-row table:style-name="ro1">
          <table:table-cell office:value-type="string">
            <text:p>((8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58979e-151</text:p>
          </table:table-cell>
          <table:table-cell table:style-name="Default" office:value-type="float" office:value="3.41">
            <text:p>3,41</text:p>
          </table:table-cell>
          <table:table-cell table:number-columns-repeated="3"/>
        </table:table-row>
        <table:table-row table:style-name="ro1">
          <table:table-cell office:value-type="string">
            <text:p>((8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58979e-151</text:p>
          </table:table-cell>
          <table:table-cell table:style-name="Default" office:value-type="float" office:value="11.32">
            <text:p>11,32</text:p>
          </table:table-cell>
          <table:table-cell table:formula="of:=IF([.D12]=[.D13];&quot;Yes&quot;;&quot;No&quot;)" office:value-type="string" office:string-value="Yes">
            <text:p>Yes</text:p>
          </table:table-cell>
          <table:table-cell table:formula="of:=IF([.E12]&lt;&gt;0;[.E13]/[.E12];1)" office:value-type="float" office:value="3.31964809384164">
            <text:p>3,3196480938</text:p>
          </table:table-cell>
          <table:table-cell/>
        </table:table-row>
        <table:table-row table:style-name="ro1">
          <table:table-cell office:value-type="string">
            <text:p>((7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8052e-285</text:p>
          </table:table-cell>
          <table:table-cell table:style-name="Default" office:value-type="float" office:value="32.61">
            <text:p>32,61</text:p>
          </table:table-cell>
          <table:table-cell table:number-columns-repeated="3"/>
        </table:table-row>
        <table:table-row table:style-name="ro1">
          <table:table-cell office:value-type="string">
            <text:p>((7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8052e-285</text:p>
          </table:table-cell>
          <table:table-cell table:style-name="Default" office:value-type="float" office:value="746.67">
            <text:p>746,67</text:p>
          </table:table-cell>
          <table:table-cell table:formula="of:=IF([.D14]=[.D15];&quot;Yes&quot;;&quot;No&quot;)" office:value-type="string" office:string-value="Yes">
            <text:p>Yes</text:p>
          </table:table-cell>
          <table:table-cell table:formula="of:=IF([.E14]&lt;&gt;0;[.E15]/[.E14];1)" office:value-type="float" office:value="22.8969641214351">
            <text:p>22,8969641214</text:p>
          </table:table-cell>
          <table:table-cell/>
        </table:table-row>
        <table:table-row table:style-name="ro1">
          <table:table-cell office:value-type="string">
            <text:p>((7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31643e-285</text:p>
          </table:table-cell>
          <table:table-cell table:style-name="Default" office:value-type="float" office:value="34.08">
            <text:p>34,08</text:p>
          </table:table-cell>
          <table:table-cell table:number-columns-repeated="3"/>
        </table:table-row>
        <table:table-row table:style-name="ro1">
          <table:table-cell office:value-type="string">
            <text:p>((7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31643e-285</text:p>
          </table:table-cell>
          <table:table-cell table:style-name="Default" office:value-type="float" office:value="395.3">
            <text:p>395,3</text:p>
          </table:table-cell>
          <table:table-cell table:formula="of:=IF([.D16]=[.D17];&quot;Yes&quot;;&quot;No&quot;)" office:value-type="string" office:string-value="Yes">
            <text:p>Yes</text:p>
          </table:table-cell>
          <table:table-cell table:formula="of:=IF([.E16]&lt;&gt;0;[.E17]/[.E16];1)" office:value-type="float" office:value="11.5991784037559">
            <text:p>11,5991784038</text:p>
          </table:table-cell>
          <table:table-cell/>
        </table:table-row>
        <table:table-row table:style-name="ro1">
          <table:table-cell office:value-type="string">
            <text:p>((7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08009e-145</text:p>
          </table:table-cell>
          <table:table-cell table:style-name="Default" office:value-type="float" office:value="2.99">
            <text:p>2,99</text:p>
          </table:table-cell>
          <table:table-cell table:number-columns-repeated="3"/>
        </table:table-row>
        <table:table-row table:style-name="ro1">
          <table:table-cell office:value-type="string">
            <text:p>((7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08009e-145</text:p>
          </table:table-cell>
          <table:table-cell table:style-name="Default" office:value-type="float" office:value="10.82">
            <text:p>10,82</text:p>
          </table:table-cell>
          <table:table-cell table:formula="of:=IF([.D18]=[.D19];&quot;Yes&quot;;&quot;No&quot;)" office:value-type="string" office:string-value="Yes">
            <text:p>Yes</text:p>
          </table:table-cell>
          <table:table-cell table:formula="of:=IF([.E18]&lt;&gt;0;[.E19]/[.E18];1)" office:value-type="float" office:value="3.61872909698997">
            <text:p>3,618729097</text:p>
          </table:table-cell>
          <table:table-cell/>
        </table:table-row>
        <table:table-row table:style-name="ro1">
          <table:table-cell office:value-type="string">
            <text:p>((6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93438e-272</text:p>
          </table:table-cell>
          <table:table-cell table:style-name="Default" office:value-type="float" office:value="28.02">
            <text:p>28,02</text:p>
          </table:table-cell>
          <table:table-cell table:number-columns-repeated="3"/>
        </table:table-row>
        <table:table-row table:style-name="ro1">
          <table:table-cell office:value-type="string">
            <text:p>((6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93438e-272</text:p>
          </table:table-cell>
          <table:table-cell table:style-name="Default" office:value-type="float" office:value="660.93">
            <text:p>660,93</text:p>
          </table:table-cell>
          <table:table-cell table:formula="of:=IF([.D20]=[.D21];&quot;Yes&quot;;&quot;No&quot;)" office:value-type="string" office:string-value="Yes">
            <text:p>Yes</text:p>
          </table:table-cell>
          <table:table-cell table:formula="of:=IF([.E20]&lt;&gt;0;[.E21]/[.E20];1)" office:value-type="float" office:value="23.5877944325482">
            <text:p>23,5877944325</text:p>
          </table:table-cell>
          <table:table-cell/>
        </table:table-row>
        <table:table-row table:style-name="ro1">
          <table:table-cell office:value-type="string">
            <text:p>((6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8.96952e-273</text:p>
          </table:table-cell>
          <table:table-cell table:style-name="Default" office:value-type="float" office:value="28.72">
            <text:p>28,72</text:p>
          </table:table-cell>
          <table:table-cell table:number-columns-repeated="3"/>
        </table:table-row>
        <table:table-row table:style-name="ro1">
          <table:table-cell office:value-type="string">
            <text:p>((6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8.96952e-273</text:p>
          </table:table-cell>
          <table:table-cell table:style-name="Default" office:value-type="float" office:value="367.41">
            <text:p>367,41</text:p>
          </table:table-cell>
          <table:table-cell table:formula="of:=IF([.D22]=[.D23];&quot;Yes&quot;;&quot;No&quot;)" office:value-type="string" office:string-value="Yes">
            <text:p>Yes</text:p>
          </table:table-cell>
          <table:table-cell table:formula="of:=IF([.E22]&lt;&gt;0;[.E23]/[.E22];1)" office:value-type="float" office:value="12.7928272980501">
            <text:p>12,7928272981</text:p>
          </table:table-cell>
          <table:table-cell/>
        </table:table-row>
        <table:table-row table:style-name="ro1">
          <table:table-cell office:value-type="string">
            <text:p>((6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14611e-139</text:p>
          </table:table-cell>
          <table:table-cell table:style-name="Default" office:value-type="float" office:value="2.57">
            <text:p>2,57</text:p>
          </table:table-cell>
          <table:table-cell table:number-columns-repeated="3"/>
        </table:table-row>
        <table:table-row table:style-name="ro1">
          <table:table-cell office:value-type="string">
            <text:p>((6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14611e-139</text:p>
          </table:table-cell>
          <table:table-cell table:style-name="Default" office:value-type="float" office:value="9.27">
            <text:p>9,27</text:p>
          </table:table-cell>
          <table:table-cell table:formula="of:=IF([.D24]=[.D25];&quot;Yes&quot;;&quot;No&quot;)" office:value-type="string" office:string-value="Yes">
            <text:p>Yes</text:p>
          </table:table-cell>
          <table:table-cell table:formula="of:=IF([.E24]&lt;&gt;0;[.E25]/[.E24];1)" office:value-type="float" office:value="3.60700389105058">
            <text:p>3,6070038911</text:p>
          </table:table-cell>
          <table:table-cell/>
        </table:table-row>
        <table:table-row table:style-name="ro1">
          <table:table-cell office:value-type="string">
            <text:p>((5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32472e-259</text:p>
          </table:table-cell>
          <table:table-cell table:style-name="Default" office:value-type="float" office:value="22.99">
            <text:p>22,99</text:p>
          </table:table-cell>
          <table:table-cell table:number-columns-repeated="3"/>
        </table:table-row>
        <table:table-row table:style-name="ro1">
          <table:table-cell office:value-type="string">
            <text:p>((5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32472e-259</text:p>
          </table:table-cell>
          <table:table-cell table:style-name="Default" office:value-type="float" office:value="532.53">
            <text:p>532,53</text:p>
          </table:table-cell>
          <table:table-cell table:formula="of:=IF([.D26]=[.D27];&quot;Yes&quot;;&quot;No&quot;)" office:value-type="string" office:string-value="Yes">
            <text:p>Yes</text:p>
          </table:table-cell>
          <table:table-cell table:formula="of:=IF([.E26]&lt;&gt;0;[.E27]/[.E26];1)" office:value-type="float" office:value="23.163549369291">
            <text:p>23,1635493693</text:p>
          </table:table-cell>
          <table:table-cell/>
        </table:table-row>
        <table:table-row table:style-name="ro1">
          <table:table-cell office:value-type="string">
            <text:p>((5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71525e-259</text:p>
          </table:table-cell>
          <table:table-cell table:style-name="Default" office:value-type="float" office:value="23.97">
            <text:p>23,97</text:p>
          </table:table-cell>
          <table:table-cell table:number-columns-repeated="3"/>
        </table:table-row>
        <table:table-row table:style-name="ro1">
          <table:table-cell office:value-type="string">
            <text:p>((5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71525e-259</text:p>
          </table:table-cell>
          <table:table-cell table:style-name="Default" office:value-type="float" office:value="343.42">
            <text:p>343,42</text:p>
          </table:table-cell>
          <table:table-cell table:formula="of:=IF([.D28]=[.D29];&quot;Yes&quot;;&quot;No&quot;)" office:value-type="string" office:string-value="Yes">
            <text:p>Yes</text:p>
          </table:table-cell>
          <table:table-cell table:formula="of:=IF([.E28]&lt;&gt;0;[.E29]/[.E28];1)" office:value-type="float" office:value="14.3270755110555">
            <text:p>14,3270755111</text:p>
          </table:table-cell>
          <table:table-cell/>
        </table:table-row>
        <table:table-row table:style-name="ro1">
          <table:table-cell office:value-type="string">
            <text:p>((5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60266e-132</text:p>
          </table:table-cell>
          <table:table-cell table:style-name="Default" office:value-type="float" office:value="2.09">
            <text:p>2,09</text:p>
          </table:table-cell>
          <table:table-cell table:number-columns-repeated="3"/>
        </table:table-row>
        <table:table-row table:style-name="ro1">
          <table:table-cell office:value-type="string">
            <text:p>((5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60266e-132</text:p>
          </table:table-cell>
          <table:table-cell table:style-name="Default" office:value-type="float" office:value="8.52">
            <text:p>8,52</text:p>
          </table:table-cell>
          <table:table-cell table:formula="of:=IF([.D30]=[.D31];&quot;Yes&quot;;&quot;No&quot;)" office:value-type="string" office:string-value="Yes">
            <text:p>Yes</text:p>
          </table:table-cell>
          <table:table-cell table:formula="of:=IF([.E30]&lt;&gt;0;[.E31]/[.E30];1)" office:value-type="float" office:value="4.07655502392345">
            <text:p>4,0765550239</text:p>
          </table:table-cell>
          <table:table-cell/>
        </table:table-row>
        <table:table-row table:style-name="ro1">
          <table:table-cell office:value-type="string">
            <text:p>((5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69507e-12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5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69507e-12</text:p>
          </table:table-cell>
          <table:table-cell table:style-name="Default" office:value-type="float" office:value="0">
            <text:p>0</text:p>
          </table:table-cell>
          <table:table-cell table:formula="of:=IF([.D32]=[.D33];&quot;Yes&quot;;&quot;No&quot;)" office:value-type="string" office:string-value="Yes">
            <text:p>Yes</text:p>
          </table:table-cell>
          <table:table-cell table:formula="of:=IF([.E32]&lt;&gt;0;[.E33]/[.E32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4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9.62987e-245</text:p>
          </table:table-cell>
          <table:table-cell table:style-name="Default" office:value-type="float" office:value="18.56">
            <text:p>18,56</text:p>
          </table:table-cell>
          <table:table-cell table:number-columns-repeated="3"/>
        </table:table-row>
        <table:table-row table:style-name="ro1">
          <table:table-cell office:value-type="string">
            <text:p>((4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9.62987e-245</text:p>
          </table:table-cell>
          <table:table-cell table:style-name="Default" office:value-type="float" office:value="428.51">
            <text:p>428,51</text:p>
          </table:table-cell>
          <table:table-cell table:formula="of:=IF([.D34]=[.D35];&quot;Yes&quot;;&quot;No&quot;)" office:value-type="string" office:string-value="Yes">
            <text:p>Yes</text:p>
          </table:table-cell>
          <table:table-cell table:formula="of:=IF([.E34]&lt;&gt;0;[.E35]/[.E34];1)" office:value-type="float" office:value="23.0878232758621">
            <text:p>23,0878232759</text:p>
          </table:table-cell>
          <table:table-cell/>
        </table:table-row>
        <table:table-row table:style-name="ro1">
          <table:table-cell office:value-type="string">
            <text:p>((4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28226e-245</text:p>
          </table:table-cell>
          <table:table-cell table:style-name="Default" office:value-type="float" office:value="19.26">
            <text:p>19,26</text:p>
          </table:table-cell>
          <table:table-cell table:number-columns-repeated="3"/>
        </table:table-row>
        <table:table-row table:style-name="ro1">
          <table:table-cell office:value-type="string">
            <text:p>((4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28226e-245</text:p>
          </table:table-cell>
          <table:table-cell table:style-name="Default" office:value-type="float" office:value="282.53">
            <text:p>282,53</text:p>
          </table:table-cell>
          <table:table-cell table:formula="of:=IF([.D36]=[.D37];&quot;Yes&quot;;&quot;No&quot;)" office:value-type="string" office:string-value="Yes">
            <text:p>Yes</text:p>
          </table:table-cell>
          <table:table-cell table:formula="of:=IF([.E36]&lt;&gt;0;[.E37]/[.E36];1)" office:value-type="float" office:value="14.6692627206646">
            <text:p>14,6692627207</text:p>
          </table:table-cell>
          <table:table-cell/>
        </table:table-row>
        <table:table-row table:style-name="ro1">
          <table:table-cell office:value-type="string">
            <text:p>((4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8049e-124</text:p>
          </table:table-cell>
          <table:table-cell table:style-name="Default" office:value-type="float" office:value="1.74">
            <text:p>1,74</text:p>
          </table:table-cell>
          <table:table-cell table:number-columns-repeated="3"/>
        </table:table-row>
        <table:table-row table:style-name="ro1">
          <table:table-cell office:value-type="string">
            <text:p>((4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8049e-124</text:p>
          </table:table-cell>
          <table:table-cell table:style-name="Default" office:value-type="float" office:value="7.02">
            <text:p>7,02</text:p>
          </table:table-cell>
          <table:table-cell table:formula="of:=IF([.D38]=[.D39];&quot;Yes&quot;;&quot;No&quot;)" office:value-type="string" office:string-value="Yes">
            <text:p>Yes</text:p>
          </table:table-cell>
          <table:table-cell table:formula="of:=IF([.E38]&lt;&gt;0;[.E39]/[.E38];1)" office:value-type="float" office:value="4.03448275862069">
            <text:p>4,0344827586</text:p>
          </table:table-cell>
          <table:table-cell/>
        </table:table-row>
        <table:table-row table:style-name="ro1">
          <table:table-cell office:value-type="string">
            <text:p>((3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75257e-229</text:p>
          </table:table-cell>
          <table:table-cell table:style-name="Default" office:value-type="float" office:value="13.9">
            <text:p>13,9</text:p>
          </table:table-cell>
          <table:table-cell table:number-columns-repeated="3"/>
        </table:table-row>
        <table:table-row table:style-name="ro1">
          <table:table-cell office:value-type="string">
            <text:p>((3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75257e-229</text:p>
          </table:table-cell>
          <table:table-cell table:style-name="Default" office:value-type="float" office:value="324.53">
            <text:p>324,53</text:p>
          </table:table-cell>
          <table:table-cell table:formula="of:=IF([.D40]=[.D41];&quot;Yes&quot;;&quot;No&quot;)" office:value-type="string" office:string-value="Yes">
            <text:p>Yes</text:p>
          </table:table-cell>
          <table:table-cell table:formula="of:=IF([.E40]&lt;&gt;0;[.E41]/[.E40];1)" office:value-type="float" office:value="23.3474820143885">
            <text:p>23,3474820144</text:p>
          </table:table-cell>
          <table:table-cell/>
        </table:table-row>
        <table:table-row table:style-name="ro1">
          <table:table-cell office:value-type="string">
            <text:p>((3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55885e-230</text:p>
          </table:table-cell>
          <table:table-cell table:style-name="Default" office:value-type="float" office:value="15.64">
            <text:p>15,64</text:p>
          </table:table-cell>
          <table:table-cell table:number-columns-repeated="3"/>
        </table:table-row>
        <table:table-row table:style-name="ro1">
          <table:table-cell office:value-type="string">
            <text:p>((3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55885e-230</text:p>
          </table:table-cell>
          <table:table-cell table:style-name="Default" office:value-type="float" office:value="227.08">
            <text:p>227,08</text:p>
          </table:table-cell>
          <table:table-cell table:formula="of:=IF([.D42]=[.D43];&quot;Yes&quot;;&quot;No&quot;)" office:value-type="string" office:string-value="Yes">
            <text:p>Yes</text:p>
          </table:table-cell>
          <table:table-cell table:formula="of:=IF([.E42]&lt;&gt;0;[.E43]/[.E42];1)" office:value-type="float" office:value="14.5191815856778">
            <text:p>14,5191815857</text:p>
          </table:table-cell>
          <table:table-cell/>
        </table:table-row>
        <table:table-row table:style-name="ro1">
          <table:table-cell office:value-type="string">
            <text:p>((3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18942e-116</text:p>
          </table:table-cell>
          <table:table-cell table:style-name="Default" office:value-type="float" office:value="1.32">
            <text:p>1,32</text:p>
          </table:table-cell>
          <table:table-cell table:number-columns-repeated="3"/>
        </table:table-row>
        <table:table-row table:style-name="ro1">
          <table:table-cell office:value-type="string">
            <text:p>((3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18942e-116</text:p>
          </table:table-cell>
          <table:table-cell table:style-name="Default" office:value-type="float" office:value="5.36">
            <text:p>5,36</text:p>
          </table:table-cell>
          <table:table-cell table:formula="of:=IF([.D44]=[.D45];&quot;Yes&quot;;&quot;No&quot;)" office:value-type="string" office:string-value="Yes">
            <text:p>Yes</text:p>
          </table:table-cell>
          <table:table-cell table:formula="of:=IF([.E44]&lt;&gt;0;[.E45]/[.E44];1)" office:value-type="float" office:value="4.06060606060606">
            <text:p>4,0606060606</text:p>
          </table:table-cell>
          <table:table-cell/>
        </table:table-row>
        <table:table-row table:style-name="ro1"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1144e-07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1144e-07</text:p>
          </table:table-cell>
          <table:table-cell table:style-name="Default" office:value-type="float" office:value="0">
            <text:p>0</text:p>
          </table:table-cell>
          <table:table-cell table:formula="of:=IF([.D46]=[.D47];&quot;Yes&quot;;&quot;No&quot;)" office:value-type="string" office:string-value="Yes">
            <text:p>Yes</text:p>
          </table:table-cell>
          <table:table-cell table:formula="of:=IF([.E46]&lt;&gt;0;[.E47]/[.E46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2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9.37565e-213</text:p>
          </table:table-cell>
          <table:table-cell table:style-name="Default" office:value-type="float" office:value="9.41">
            <text:p>9,41</text:p>
          </table:table-cell>
          <table:table-cell table:number-columns-repeated="3"/>
        </table:table-row>
        <table:table-row table:style-name="ro1">
          <table:table-cell office:value-type="string">
            <text:p>((2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9.37565e-213</text:p>
          </table:table-cell>
          <table:table-cell table:style-name="Default" office:value-type="float" office:value="214.85">
            <text:p>214,85</text:p>
          </table:table-cell>
          <table:table-cell table:formula="of:=IF([.D48]=[.D49];&quot;Yes&quot;;&quot;No&quot;)" office:value-type="string" office:string-value="Yes">
            <text:p>Yes</text:p>
          </table:table-cell>
          <table:table-cell table:formula="of:=IF([.E48]&lt;&gt;0;[.E49]/[.E48];1)" office:value-type="float" office:value="22.8320935175345">
            <text:p>22,8320935175</text:p>
          </table:table-cell>
          <table:table-cell/>
        </table:table-row>
        <table:table-row table:style-name="ro1">
          <table:table-cell office:value-type="string">
            <text:p>((2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8746e-213</text:p>
          </table:table-cell>
          <table:table-cell table:style-name="Default" office:value-type="float" office:value="9.71">
            <text:p>9,71</text:p>
          </table:table-cell>
          <table:table-cell table:number-columns-repeated="3"/>
        </table:table-row>
        <table:table-row table:style-name="ro1">
          <table:table-cell office:value-type="string">
            <text:p>((2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8746e-213</text:p>
          </table:table-cell>
          <table:table-cell table:style-name="Default" office:value-type="float" office:value="158.95">
            <text:p>158,95</text:p>
          </table:table-cell>
          <table:table-cell table:formula="of:=IF([.D50]=[.D51];&quot;Yes&quot;;&quot;No&quot;)" office:value-type="string" office:string-value="Yes">
            <text:p>Yes</text:p>
          </table:table-cell>
          <table:table-cell table:formula="of:=IF([.E50]&lt;&gt;0;[.E51]/[.E50];1)" office:value-type="float" office:value="16.3697219361483">
            <text:p>16,3697219361</text:p>
          </table:table-cell>
          <table:table-cell/>
        </table:table-row>
        <table:table-row table:style-name="ro1">
          <table:table-cell office:value-type="string">
            <text:p>((2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50697e-106</text:p>
          </table:table-cell>
          <table:table-cell table:style-name="Default" office:value-type="float" office:value="0.82">
            <text:p>0,82</text:p>
          </table:table-cell>
          <table:table-cell table:number-columns-repeated="3"/>
        </table:table-row>
        <table:table-row table:style-name="ro1">
          <table:table-cell office:value-type="string">
            <text:p>((2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50697e-106</text:p>
          </table:table-cell>
          <table:table-cell table:style-name="Default" office:value-type="float" office:value="3.63">
            <text:p>3,63</text:p>
          </table:table-cell>
          <table:table-cell table:formula="of:=IF([.D52]=[.D53];&quot;Yes&quot;;&quot;No&quot;)" office:value-type="string" office:string-value="Yes">
            <text:p>Yes</text:p>
          </table:table-cell>
          <table:table-cell table:formula="of:=IF([.E52]&lt;&gt;0;[.E53]/[.E52];1)" office:value-type="float" office:value="4.42682926829268">
            <text:p>4,4268292683</text:p>
          </table:table-cell>
          <table:table-cell/>
        </table:table-row>
        <table:table-row table:style-name="ro1">
          <table:table-cell office:value-type="string">
            <text:p>((2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38747e-06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2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38747e-06</text:p>
          </table:table-cell>
          <table:table-cell table:style-name="Default" office:value-type="float" office:value="0">
            <text:p>0</text:p>
          </table:table-cell>
          <table:table-cell table:formula="of:=IF([.D54]=[.D55];&quot;Yes&quot;;&quot;No&quot;)" office:value-type="string" office:string-value="Yes">
            <text:p>Yes</text:p>
          </table:table-cell>
          <table:table-cell table:formula="of:=IF([.E54]&lt;&gt;0;[.E55]/[.E54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2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16699e-05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2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16699e-05</text:p>
          </table:table-cell>
          <table:table-cell table:style-name="Default" office:value-type="float" office:value="0">
            <text:p>0</text:p>
          </table:table-cell>
          <table:table-cell table:formula="of:=IF([.D56]=[.D57];&quot;Yes&quot;;&quot;No&quot;)" office:value-type="string" office:string-value="Yes">
            <text:p>Yes</text:p>
          </table:table-cell>
          <table:table-cell table:formula="of:=IF([.E56]&lt;&gt;0;[.E57]/[.E56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9.25001e-05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9.25001e-05</text:p>
          </table:table-cell>
          <table:table-cell table:style-name="Default" office:value-type="float" office:value="0">
            <text:p>0</text:p>
          </table:table-cell>
          <table:table-cell table:formula="of:=IF([.D58]=[.D59];&quot;Yes&quot;;&quot;No&quot;)" office:value-type="string" office:string-value="Yes">
            <text:p>Yes</text:p>
          </table:table-cell>
          <table:table-cell table:formula="of:=IF([.E58]&lt;&gt;0;[.E59]/[.E5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1000,100),9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67464e-308</text:p>
          </table:table-cell>
          <table:table-cell table:style-name="Default" office:value-type="float" office:value="40.71">
            <text:p>40,71</text:p>
          </table:table-cell>
          <table:table-cell table:number-columns-repeated="3"/>
        </table:table-row>
        <table:table-row table:style-name="ro1">
          <table:table-cell office:value-type="string">
            <text:p>((1000,100),9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67464e-308</text:p>
          </table:table-cell>
          <table:table-cell table:style-name="Default" office:value-type="float" office:value="946.25">
            <text:p>946,25</text:p>
          </table:table-cell>
          <table:table-cell table:formula="of:=IF([.D60]=[.D61];&quot;Yes&quot;;&quot;No&quot;)" office:value-type="string" office:string-value="Yes">
            <text:p>Yes</text:p>
          </table:table-cell>
          <table:table-cell table:formula="of:=IF([.E60]&lt;&gt;0;[.E61]/[.E60];1)" office:value-type="float" office:value="23.2436747727831">
            <text:p>23,2436747728</text:p>
          </table:table-cell>
          <table:table-cell/>
        </table:table-row>
        <table:table-row table:style-name="ro1">
          <table:table-cell office:value-type="string">
            <text:p>((1000,100),8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12967e-297</text:p>
          </table:table-cell>
          <table:table-cell table:style-name="Default" office:value-type="float" office:value="36.13">
            <text:p>36,13</text:p>
          </table:table-cell>
          <table:table-cell table:number-columns-repeated="3"/>
        </table:table-row>
        <table:table-row table:style-name="ro1">
          <table:table-cell office:value-type="string">
            <text:p>((1000,100),8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12967e-297</text:p>
          </table:table-cell>
          <table:table-cell table:style-name="Default" office:value-type="float" office:value="847.25">
            <text:p>847,25</text:p>
          </table:table-cell>
          <table:table-cell table:formula="of:=IF([.D62]=[.D63];&quot;Yes&quot;;&quot;No&quot;)" office:value-type="string" office:string-value="Yes">
            <text:p>Yes</text:p>
          </table:table-cell>
          <table:table-cell table:formula="of:=IF([.E62]&lt;&gt;0;[.E63]/[.E62];1)" office:value-type="float" office:value="23.4500415167451">
            <text:p>23,4500415167</text:p>
          </table:table-cell>
          <table:table-cell/>
        </table:table-row>
        <table:table-row table:style-name="ro1">
          <table:table-cell office:value-type="string">
            <text:p>((1000,100),7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04473e-285</text:p>
          </table:table-cell>
          <table:table-cell table:style-name="Default" office:value-type="float" office:value="31.55">
            <text:p>31,55</text:p>
          </table:table-cell>
          <table:table-cell table:number-columns-repeated="3"/>
        </table:table-row>
        <table:table-row table:style-name="ro1">
          <table:table-cell office:value-type="string">
            <text:p>((1000,100),7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04473e-285</text:p>
          </table:table-cell>
          <table:table-cell table:style-name="Default" office:value-type="float" office:value="734">
            <text:p>734</text:p>
          </table:table-cell>
          <table:table-cell table:formula="of:=IF([.D64]=[.D65];&quot;Yes&quot;;&quot;No&quot;)" office:value-type="string" office:string-value="Yes">
            <text:p>Yes</text:p>
          </table:table-cell>
          <table:table-cell table:formula="of:=IF([.E64]&lt;&gt;0;[.E65]/[.E64];1)" office:value-type="float" office:value="23.2646592709984">
            <text:p>23,264659271</text:p>
          </table:table-cell>
          <table:table-cell/>
        </table:table-row>
        <table:table-row table:style-name="ro1">
          <table:table-cell office:value-type="string">
            <text:p>((1000,100),6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90312e-272</text:p>
          </table:table-cell>
          <table:table-cell table:style-name="Default" office:value-type="float" office:value="26.87">
            <text:p>26,87</text:p>
          </table:table-cell>
          <table:table-cell table:number-columns-repeated="3"/>
        </table:table-row>
        <table:table-row table:style-name="ro1">
          <table:table-cell office:value-type="string">
            <text:p>((1000,100),6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90312e-272</text:p>
          </table:table-cell>
          <table:table-cell table:style-name="Default" office:value-type="float" office:value="624.18">
            <text:p>624,18</text:p>
          </table:table-cell>
          <table:table-cell table:formula="of:=IF([.D66]=[.D67];&quot;Yes&quot;;&quot;No&quot;)" office:value-type="string" office:string-value="Yes">
            <text:p>Yes</text:p>
          </table:table-cell>
          <table:table-cell table:formula="of:=IF([.E66]&lt;&gt;0;[.E67]/[.E66];1)" office:value-type="float" office:value="23.2296241161146">
            <text:p>23,2296241161</text:p>
          </table:table-cell>
          <table:table-cell/>
        </table:table-row>
        <table:table-row table:style-name="ro1">
          <table:table-cell office:value-type="string">
            <text:p>((1000,100),5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49336e-259</text:p>
          </table:table-cell>
          <table:table-cell table:style-name="Default" office:value-type="float" office:value="22.55">
            <text:p>22,55</text:p>
          </table:table-cell>
          <table:table-cell table:number-columns-repeated="3"/>
        </table:table-row>
        <table:table-row table:style-name="ro1">
          <table:table-cell office:value-type="string">
            <text:p>((1000,100),5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49336e-259</text:p>
          </table:table-cell>
          <table:table-cell table:style-name="Default" office:value-type="float" office:value="526.7">
            <text:p>526,7</text:p>
          </table:table-cell>
          <table:table-cell table:formula="of:=IF([.D68]=[.D69];&quot;Yes&quot;;&quot;No&quot;)" office:value-type="string" office:string-value="Yes">
            <text:p>Yes</text:p>
          </table:table-cell>
          <table:table-cell table:formula="of:=IF([.E68]&lt;&gt;0;[.E69]/[.E68];1)" office:value-type="float" office:value="23.3569844789357">
            <text:p>23,3569844789</text:p>
          </table:table-cell>
          <table:table-cell/>
        </table:table-row>
        <table:table-row table:style-name="ro1">
          <table:table-cell office:value-type="string">
            <text:p>((1000,100),4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35688e-245</text:p>
          </table:table-cell>
          <table:table-cell table:style-name="Default" office:value-type="float" office:value="17.74">
            <text:p>17,74</text:p>
          </table:table-cell>
          <table:table-cell table:number-columns-repeated="3"/>
        </table:table-row>
        <table:table-row table:style-name="ro1">
          <table:table-cell office:value-type="string">
            <text:p>((1000,100),4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35688e-245</text:p>
          </table:table-cell>
          <table:table-cell table:style-name="Default" office:value-type="float" office:value="415.3">
            <text:p>415,3</text:p>
          </table:table-cell>
          <table:table-cell table:formula="of:=IF([.D70]=[.D71];&quot;Yes&quot;;&quot;No&quot;)" office:value-type="string" office:string-value="Yes">
            <text:p>Yes</text:p>
          </table:table-cell>
          <table:table-cell table:formula="of:=IF([.E70]&lt;&gt;0;[.E71]/[.E70];1)" office:value-type="float" office:value="23.4103720405863">
            <text:p>23,4103720406</text:p>
          </table:table-cell>
          <table:table-cell/>
        </table:table-row>
        <table:table-row table:style-name="ro1">
          <table:table-cell office:value-type="string">
            <text:p>((1000,100),3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10859e-230</text:p>
          </table:table-cell>
          <table:table-cell table:style-name="Default" office:value-type="float" office:value="13.16">
            <text:p>13,16</text:p>
          </table:table-cell>
          <table:table-cell table:number-columns-repeated="3"/>
        </table:table-row>
        <table:table-row table:style-name="ro1">
          <table:table-cell office:value-type="string">
            <text:p>((1000,100),3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10859e-230</text:p>
          </table:table-cell>
          <table:table-cell table:style-name="Default" office:value-type="float" office:value="315.56">
            <text:p>315,56</text:p>
          </table:table-cell>
          <table:table-cell table:formula="of:=IF([.D72]=[.D73];&quot;Yes&quot;;&quot;No&quot;)" office:value-type="string" office:string-value="Yes">
            <text:p>Yes</text:p>
          </table:table-cell>
          <table:table-cell table:formula="of:=IF([.E72]&lt;&gt;0;[.E73]/[.E72];1)" office:value-type="float" office:value="23.9787234042553">
            <text:p>23,9787234043</text:p>
          </table:table-cell>
          <table:table-cell/>
        </table:table-row>
        <table:table-row table:style-name="ro1">
          <table:table-cell office:value-type="string">
            <text:p>((1000,100),2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25125e-213</text:p>
          </table:table-cell>
          <table:table-cell table:style-name="Default" office:value-type="float" office:value="8.64">
            <text:p>8,64</text:p>
          </table:table-cell>
          <table:table-cell table:number-columns-repeated="3"/>
        </table:table-row>
        <table:table-row table:style-name="ro1">
          <table:table-cell office:value-type="string">
            <text:p>((1000,100),2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25125e-213</text:p>
          </table:table-cell>
          <table:table-cell table:style-name="Default" office:value-type="float" office:value="204.56">
            <text:p>204,56</text:p>
          </table:table-cell>
          <table:table-cell table:formula="of:=IF([.D74]=[.D75];&quot;Yes&quot;;&quot;No&quot;)" office:value-type="string" office:string-value="Yes">
            <text:p>Yes</text:p>
          </table:table-cell>
          <table:table-cell table:formula="of:=IF([.E74]&lt;&gt;0;[.E75]/[.E74];1)" office:value-type="float" office:value="23.6759259259259">
            <text:p>23,6759259259</text:p>
          </table:table-cell>
          <table:table-cell/>
        </table:table-row>
        <table:table-row table:style-name="ro1">
          <table:table-cell office:value-type="string">
            <text:p>((100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2869e-319</text:p>
          </table:table-cell>
          <table:table-cell table:style-name="Default" office:value-type="float" office:value="47.29">
            <text:p>47,29</text:p>
          </table:table-cell>
          <table:table-cell table:number-columns-repeated="3"/>
        </table:table-row>
        <table:table-row table:style-name="ro1">
          <table:table-cell office:value-type="string">
            <text:p>((100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2869e-319</text:p>
          </table:table-cell>
          <table:table-cell table:style-name="Default" office:value-type="float" office:value="1631.41">
            <text:p>1631,41</text:p>
          </table:table-cell>
          <table:table-cell table:formula="of:=IF([.D76]=[.D77];&quot;Yes&quot;;&quot;No&quot;)" office:value-type="string" office:string-value="Yes">
            <text:p>Yes</text:p>
          </table:table-cell>
          <table:table-cell table:formula="of:=IF([.E76]&lt;&gt;0;[.E77]/[.E76];1)" office:value-type="float" office:value="34.4979911186297">
            <text:p>34,4979911186</text:p>
          </table:table-cell>
          <table:table-cell/>
        </table:table-row>
        <table:table-row table:style-name="ro1">
          <table:table-cell office:value-type="string">
            <text:p>((1000,100),1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27107e-194</text:p>
          </table:table-cell>
          <table:table-cell table:style-name="Default" office:value-type="float" office:value="4.18">
            <text:p>4,18</text:p>
          </table:table-cell>
          <table:table-cell table:number-columns-repeated="3"/>
        </table:table-row>
        <table:table-row table:style-name="ro1">
          <table:table-cell office:value-type="string">
            <text:p>((1000,100),1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27107e-194</text:p>
          </table:table-cell>
          <table:table-cell table:style-name="Default" office:value-type="float" office:value="102.33">
            <text:p>102,33</text:p>
          </table:table-cell>
          <table:table-cell table:formula="of:=IF([.D78]=[.D79];&quot;Yes&quot;;&quot;No&quot;)" office:value-type="string" office:string-value="Yes">
            <text:p>Yes</text:p>
          </table:table-cell>
          <table:table-cell table:formula="of:=IF([.E78]&lt;&gt;0;[.E79]/[.E78];1)" office:value-type="float" office:value="24.4808612440191">
            <text:p>24,480861244</text:p>
          </table:table-cell>
          <table:table-cell/>
        </table:table-row>
        <table:table-row table:style-name="ro1">
          <table:table-cell office:value-type="string">
            <text:p>((100,100),9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68674e-156</text:p>
          </table:table-cell>
          <table:table-cell table:style-name="Default" office:value-type="float" office:value="3.93">
            <text:p>3,93</text:p>
          </table:table-cell>
          <table:table-cell table:number-columns-repeated="3"/>
        </table:table-row>
        <table:table-row table:style-name="ro1">
          <table:table-cell office:value-type="string">
            <text:p>((100,100),9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68674e-156</text:p>
          </table:table-cell>
          <table:table-cell table:style-name="Default" office:value-type="float" office:value="12.15">
            <text:p>12,15</text:p>
          </table:table-cell>
          <table:table-cell table:formula="of:=IF([.D80]=[.D81];&quot;Yes&quot;;&quot;No&quot;)" office:value-type="string" office:string-value="Yes">
            <text:p>Yes</text:p>
          </table:table-cell>
          <table:table-cell table:formula="of:=IF([.E80]&lt;&gt;0;[.E81]/[.E80];1)" office:value-type="float" office:value="3.09160305343511">
            <text:p>3,0916030534</text:p>
          </table:table-cell>
          <table:table-cell/>
        </table:table-row>
        <table:table-row table:style-name="ro1">
          <table:table-cell office:value-type="string">
            <text:p>((100,100),8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41521e-151</text:p>
          </table:table-cell>
          <table:table-cell table:style-name="Default" office:value-type="float" office:value="3.55">
            <text:p>3,55</text:p>
          </table:table-cell>
          <table:table-cell table:number-columns-repeated="3"/>
        </table:table-row>
        <table:table-row table:style-name="ro1">
          <table:table-cell office:value-type="string">
            <text:p>((100,100),8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41521e-151</text:p>
          </table:table-cell>
          <table:table-cell table:style-name="Default" office:value-type="float" office:value="10.1">
            <text:p>10,1</text:p>
          </table:table-cell>
          <table:table-cell table:formula="of:=IF([.D82]=[.D83];&quot;Yes&quot;;&quot;No&quot;)" office:value-type="string" office:string-value="Yes">
            <text:p>Yes</text:p>
          </table:table-cell>
          <table:table-cell table:formula="of:=IF([.E82]&lt;&gt;0;[.E83]/[.E82];1)" office:value-type="float" office:value="2.84507042253521">
            <text:p>2,8450704225</text:p>
          </table:table-cell>
          <table:table-cell/>
        </table:table-row>
        <table:table-row table:style-name="ro1">
          <table:table-cell office:value-type="string">
            <text:p>((100,100),7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86889e-145</text:p>
          </table:table-cell>
          <table:table-cell table:style-name="Default" office:value-type="float" office:value="2.99">
            <text:p>2,99</text:p>
          </table:table-cell>
          <table:table-cell table:number-columns-repeated="3"/>
        </table:table-row>
        <table:table-row table:style-name="ro1">
          <table:table-cell office:value-type="string">
            <text:p>((100,100),7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86889e-145</text:p>
          </table:table-cell>
          <table:table-cell table:style-name="Default" office:value-type="float" office:value="8.77">
            <text:p>8,77</text:p>
          </table:table-cell>
          <table:table-cell table:formula="of:=IF([.D84]=[.D85];&quot;Yes&quot;;&quot;No&quot;)" office:value-type="string" office:string-value="Yes">
            <text:p>Yes</text:p>
          </table:table-cell>
          <table:table-cell table:formula="of:=IF([.E84]&lt;&gt;0;[.E85]/[.E84];1)" office:value-type="float" office:value="2.93311036789298">
            <text:p>2,9331103679</text:p>
          </table:table-cell>
          <table:table-cell/>
        </table:table-row>
        <table:table-row table:style-name="ro1">
          <table:table-cell office:value-type="string">
            <text:p>((100,100),6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47198e-139</text:p>
          </table:table-cell>
          <table:table-cell table:style-name="Default" office:value-type="float" office:value="2.5">
            <text:p>2,5</text:p>
          </table:table-cell>
          <table:table-cell table:number-columns-repeated="3"/>
        </table:table-row>
        <table:table-row table:style-name="ro1">
          <table:table-cell office:value-type="string">
            <text:p>((100,100),6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47198e-139</text:p>
          </table:table-cell>
          <table:table-cell table:style-name="Default" office:value-type="float" office:value="6.84">
            <text:p>6,84</text:p>
          </table:table-cell>
          <table:table-cell table:formula="of:=IF([.D86]=[.D87];&quot;Yes&quot;;&quot;No&quot;)" office:value-type="string" office:string-value="Yes">
            <text:p>Yes</text:p>
          </table:table-cell>
          <table:table-cell table:formula="of:=IF([.E86]&lt;&gt;0;[.E87]/[.E86];1)" office:value-type="float" office:value="2.736">
            <text:p>2,736</text:p>
          </table:table-cell>
          <table:table-cell/>
        </table:table-row>
        <table:table-row table:style-name="ro1">
          <table:table-cell office:value-type="string">
            <text:p>((100,100),5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84519e-132</text:p>
          </table:table-cell>
          <table:table-cell table:style-name="Default" office:value-type="float" office:value="2.1">
            <text:p>2,1</text:p>
          </table:table-cell>
          <table:table-cell table:number-columns-repeated="3"/>
        </table:table-row>
        <table:table-row table:style-name="ro1">
          <table:table-cell office:value-type="string">
            <text:p>((100,100),5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84519e-132</text:p>
          </table:table-cell>
          <table:table-cell table:style-name="Default" office:value-type="float" office:value="6.21">
            <text:p>6,21</text:p>
          </table:table-cell>
          <table:table-cell table:formula="of:=IF([.D88]=[.D89];&quot;Yes&quot;;&quot;No&quot;)" office:value-type="string" office:string-value="Yes">
            <text:p>Yes</text:p>
          </table:table-cell>
          <table:table-cell table:formula="of:=IF([.E88]&lt;&gt;0;[.E89]/[.E88];1)" office:value-type="float" office:value="2.95714285714286">
            <text:p>2,9571428571</text:p>
          </table:table-cell>
          <table:table-cell/>
        </table:table-row>
        <table:table-row table:style-name="ro1">
          <table:table-cell office:value-type="string">
            <text:p>((100,100),4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37571e-124</text:p>
          </table:table-cell>
          <table:table-cell table:style-name="Default" office:value-type="float" office:value="1.69">
            <text:p>1,69</text:p>
          </table:table-cell>
          <table:table-cell table:number-columns-repeated="3"/>
        </table:table-row>
        <table:table-row table:style-name="ro1">
          <table:table-cell office:value-type="string">
            <text:p>((100,100),4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37571e-124</text:p>
          </table:table-cell>
          <table:table-cell table:style-name="Default" office:value-type="float" office:value="4.48">
            <text:p>4,48</text:p>
          </table:table-cell>
          <table:table-cell table:formula="of:=IF([.D90]=[.D91];&quot;Yes&quot;;&quot;No&quot;)" office:value-type="string" office:string-value="Yes">
            <text:p>Yes</text:p>
          </table:table-cell>
          <table:table-cell table:formula="of:=IF([.E90]&lt;&gt;0;[.E91]/[.E90];1)" office:value-type="float" office:value="2.6508875739645">
            <text:p>2,650887574</text:p>
          </table:table-cell>
          <table:table-cell/>
        </table:table-row>
        <table:table-row table:style-name="ro1">
          <table:table-cell office:value-type="string">
            <text:p>((100,100),3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10855e-116</text:p>
          </table:table-cell>
          <table:table-cell table:style-name="Default" office:value-type="float" office:value="1.24">
            <text:p>1,24</text:p>
          </table:table-cell>
          <table:table-cell table:number-columns-repeated="3"/>
        </table:table-row>
        <table:table-row table:style-name="ro1">
          <table:table-cell office:value-type="string">
            <text:p>((100,100),3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10855e-116</text:p>
          </table:table-cell>
          <table:table-cell table:style-name="Default" office:value-type="float" office:value="3.14">
            <text:p>3,14</text:p>
          </table:table-cell>
          <table:table-cell table:formula="of:=IF([.D92]=[.D93];&quot;Yes&quot;;&quot;No&quot;)" office:value-type="string" office:string-value="Yes">
            <text:p>Yes</text:p>
          </table:table-cell>
          <table:table-cell table:formula="of:=IF([.E92]&lt;&gt;0;[.E93]/[.E92];1)" office:value-type="float" office:value="2.53225806451613">
            <text:p>2,5322580645</text:p>
          </table:table-cell>
          <table:table-cell/>
        </table:table-row>
        <table:table-row table:style-name="ro1">
          <table:table-cell office:value-type="string">
            <text:p>((100,100),2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38357e-106</text:p>
          </table:table-cell>
          <table:table-cell table:style-name="Default" office:value-type="float" office:value="0.81">
            <text:p>0,81</text:p>
          </table:table-cell>
          <table:table-cell table:number-columns-repeated="3"/>
        </table:table-row>
        <table:table-row table:style-name="ro1">
          <table:table-cell office:value-type="string">
            <text:p>((100,100),2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38357e-106</text:p>
          </table:table-cell>
          <table:table-cell table:style-name="Default" office:value-type="float" office:value="2.08">
            <text:p>2,08</text:p>
          </table:table-cell>
          <table:table-cell table:formula="of:=IF([.D94]=[.D95];&quot;Yes&quot;;&quot;No&quot;)" office:value-type="string" office:string-value="Yes">
            <text:p>Yes</text:p>
          </table:table-cell>
          <table:table-cell table:formula="of:=IF([.E94]&lt;&gt;0;[.E95]/[.E94];1)" office:value-type="float" office:value="2.5679012345679">
            <text:p>2,5679012346</text:p>
          </table:table-cell>
          <table:table-cell/>
        </table:table-row>
        <table:table-row table:style-name="ro1">
          <table:table-cell office:value-type="string">
            <text:p>((10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81317e-320</text:p>
          </table:table-cell>
          <table:table-cell table:style-name="Default" office:value-type="float" office:value="48.7">
            <text:p>48,7</text:p>
          </table:table-cell>
          <table:table-cell table:number-columns-repeated="3"/>
        </table:table-row>
        <table:table-row table:style-name="ro1">
          <table:table-cell office:value-type="string">
            <text:p>((10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81317e-320</text:p>
          </table:table-cell>
          <table:table-cell table:style-name="Default" office:value-type="float" office:value="455.62">
            <text:p>455,62</text:p>
          </table:table-cell>
          <table:table-cell table:formula="of:=IF([.D96]=[.D97];&quot;Yes&quot;;&quot;No&quot;)" office:value-type="string" office:string-value="Yes">
            <text:p>Yes</text:p>
          </table:table-cell>
          <table:table-cell table:formula="of:=IF([.E96]&lt;&gt;0;[.E97]/[.E96];1)" office:value-type="float" office:value="9.35564681724846">
            <text:p>9,3556468172</text:p>
          </table:table-cell>
          <table:table-cell/>
        </table:table-row>
        <table:table-row table:style-name="ro1">
          <table:table-cell office:value-type="string">
            <text:p>((10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40699e-161</text:p>
          </table:table-cell>
          <table:table-cell table:style-name="Default" office:value-type="float" office:value="4.38">
            <text:p>4,38</text:p>
          </table:table-cell>
          <table:table-cell table:number-columns-repeated="3"/>
        </table:table-row>
        <table:table-row table:style-name="ro1">
          <table:table-cell office:value-type="string">
            <text:p>((10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40699e-161</text:p>
          </table:table-cell>
          <table:table-cell table:style-name="Default" office:value-type="float" office:value="13.79">
            <text:p>13,79</text:p>
          </table:table-cell>
          <table:table-cell table:formula="of:=IF([.D98]=[.D99];&quot;Yes&quot;;&quot;No&quot;)" office:value-type="string" office:string-value="Yes">
            <text:p>Yes</text:p>
          </table:table-cell>
          <table:table-cell table:formula="of:=IF([.E98]&lt;&gt;0;[.E99]/[.E98];1)" office:value-type="float" office:value="3.14840182648402">
            <text:p>3,1484018265</text:p>
          </table:table-cell>
          <table:table-cell/>
        </table:table-row>
        <table:table-row table:style-name="ro1">
          <table:table-cell office:value-type="string">
            <text:p>((100,100),1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8509e-94</text:p>
          </table:table-cell>
          <table:table-cell table:style-name="Default" office:value-type="float" office:value="0.38">
            <text:p>0,38</text:p>
          </table:table-cell>
          <table:table-cell table:number-columns-repeated="3"/>
        </table:table-row>
        <table:table-row table:style-name="ro1">
          <table:table-cell office:value-type="string">
            <text:p>((100,100),1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8509e-94</text:p>
          </table:table-cell>
          <table:table-cell table:style-name="Default" office:value-type="float" office:value="1">
            <text:p>1</text:p>
          </table:table-cell>
          <table:table-cell table:formula="of:=IF([.D100]=[.D101];&quot;Yes&quot;;&quot;No&quot;)" office:value-type="string" office:string-value="Yes">
            <text:p>Yes</text:p>
          </table:table-cell>
          <table:table-cell table:formula="of:=IF([.E100]&lt;&gt;0;[.E101]/[.E100];1)" office:value-type="float" office:value="2.63157894736842">
            <text:p>2,6315789474</text:p>
          </table:table-cell>
          <table:table-cell/>
        </table:table-row>
        <table:table-row table:style-name="ro1">
          <table:table-cell office:value-type="string">
            <text:p>((10,10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01039e-193</text:p>
          </table:table-cell>
          <table:table-cell table:style-name="Default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((10,10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01039e-193</text:p>
          </table:table-cell>
          <table:table-cell table:style-name="Default" office:value-type="float" office:value="110.64">
            <text:p>110,64</text:p>
          </table:table-cell>
          <table:table-cell table:formula="of:=IF([.D102]=[.D103];&quot;Yes&quot;;&quot;No&quot;)" office:value-type="string" office:string-value="Yes">
            <text:p>Yes</text:p>
          </table:table-cell>
          <table:table-cell table:formula="of:=IF([.E102]&lt;&gt;0;[.E103]/[.E102];1)" office:value-type="float" office:value="22.128">
            <text:p>22,128</text:p>
          </table:table-cell>
          <table:table-cell/>
        </table:table-row>
        <table:table-row table:style-name="ro1">
          <table:table-cell office:value-type="string">
            <text:p>((10,100),10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3687e-194</text:p>
          </table:table-cell>
          <table:table-cell table:style-name="Default" office:value-type="float" office:value="5.33">
            <text:p>5,33</text:p>
          </table:table-cell>
          <table:table-cell table:number-columns-repeated="3"/>
        </table:table-row>
        <table:table-row table:style-name="ro1">
          <table:table-cell office:value-type="string">
            <text:p>((10,100),10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3687e-194</text:p>
          </table:table-cell>
          <table:table-cell table:style-name="Default" office:value-type="float" office:value="84.22">
            <text:p>84,22</text:p>
          </table:table-cell>
          <table:table-cell table:formula="of:=IF([.D104]=[.D105];&quot;Yes&quot;;&quot;No&quot;)" office:value-type="string" office:string-value="Yes">
            <text:p>Yes</text:p>
          </table:table-cell>
          <table:table-cell table:formula="of:=IF([.E104]&lt;&gt;0;[.E105]/[.E104];1)" office:value-type="float" office:value="15.8011257035647">
            <text:p>15,8011257036</text:p>
          </table:table-cell>
          <table:table-cell/>
        </table:table-row>
        <table:table-row table:style-name="ro1">
          <table:table-cell office:value-type="string">
            <text:p>((10,100),100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73149e-94</text:p>
          </table:table-cell>
          <table:table-cell table:style-name="Default" office:value-type="float" office:value="0.42">
            <text:p>0,42</text:p>
          </table:table-cell>
          <table:table-cell table:number-columns-repeated="3"/>
        </table:table-row>
        <table:table-row table:style-name="ro1">
          <table:table-cell office:value-type="string">
            <text:p>((10,100),100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73149e-94</text:p>
          </table:table-cell>
          <table:table-cell table:style-name="Default" office:value-type="float" office:value="1.8">
            <text:p>1,8</text:p>
          </table:table-cell>
          <table:table-cell table:formula="of:=IF([.D106]=[.D107];&quot;Yes&quot;;&quot;No&quot;)" office:value-type="string" office:string-value="Yes">
            <text:p>Yes</text:p>
          </table:table-cell>
          <table:table-cell table:formula="of:=IF([.E106]&lt;&gt;0;[.E107]/[.E106];1)" office:value-type="float" office:value="4.28571428571429">
            <text:p>4,2857142857</text:p>
          </table:table-cell>
          <table:table-cell/>
        </table:table-row>
        <table:table-row table:style-name="ro1">
          <table:table-cell office:value-type="string">
            <text:p>(((5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55605e-18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5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55605e-18</text:p>
          </table:table-cell>
          <table:table-cell table:style-name="Default" office:value-type="float" office:value="0">
            <text:p>0</text:p>
          </table:table-cell>
          <table:table-cell table:formula="of:=IF([.D108]=[.D109];&quot;Yes&quot;;&quot;No&quot;)" office:value-type="string" office:string-value="Yes">
            <text:p>Yes</text:p>
          </table:table-cell>
          <table:table-cell table:formula="of:=IF([.E108]&lt;&gt;0;[.E109]/[.E10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30722e-11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30722e-11</text:p>
          </table:table-cell>
          <table:table-cell table:style-name="Default" office:value-type="float" office:value="0">
            <text:p>0</text:p>
          </table:table-cell>
          <table:table-cell table:formula="of:=IF([.D110]=[.D111];&quot;Yes&quot;;&quot;No&quot;)" office:value-type="string" office:string-value="Yes">
            <text:p>Yes</text:p>
          </table:table-cell>
          <table:table-cell table:formula="of:=IF([.E110]&lt;&gt;0;[.E111]/[.E110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2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94432e-10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2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94432e-10</text:p>
          </table:table-cell>
          <table:table-cell table:style-name="Default" office:value-type="float" office:value="0">
            <text:p>0</text:p>
          </table:table-cell>
          <table:table-cell table:formula="of:=IF([.D112]=[.D113];&quot;Yes&quot;;&quot;No&quot;)" office:value-type="string" office:string-value="Yes">
            <text:p>Yes</text:p>
          </table:table-cell>
          <table:table-cell table:formula="of:=IF([.E112]&lt;&gt;0;[.E113]/[.E112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2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84343e-09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2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84343e-09</text:p>
          </table:table-cell>
          <table:table-cell table:style-name="Default" office:value-type="float" office:value="0">
            <text:p>0</text:p>
          </table:table-cell>
          <table:table-cell table:formula="of:=IF([.D114]=[.D115];&quot;Yes&quot;;&quot;No&quot;)" office:value-type="string" office:string-value="Yes">
            <text:p>Yes</text:p>
          </table:table-cell>
          <table:table-cell table:formula="of:=IF([.E114]&lt;&gt;0;[.E115]/[.E114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2,2)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42062e-08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2,2)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42062e-08</text:p>
          </table:table-cell>
          <table:table-cell table:style-name="Default" office:value-type="float" office:value="0">
            <text:p>0</text:p>
          </table:table-cell>
          <table:table-cell table:formula="of:=IF([.D116]=[.D117];&quot;Yes&quot;;&quot;No&quot;)" office:value-type="string" office:string-value="Yes">
            <text:p>Yes</text:p>
          </table:table-cell>
          <table:table-cell table:formula="of:=IF([.E116]&lt;&gt;0;[.E117]/[.E116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66368e-07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66368e-07</text:p>
          </table:table-cell>
          <table:table-cell table:style-name="Default" office:value-type="float" office:value="0">
            <text:p>0</text:p>
          </table:table-cell>
          <table:table-cell table:formula="of:=IF([.D118]=[.D119];&quot;Yes&quot;;&quot;No&quot;)" office:value-type="string" office:string-value="Yes">
            <text:p>Yes</text:p>
          </table:table-cell>
          <table:table-cell table:formula="of:=IF([.E118]&lt;&gt;0;[.E119]/[.E11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5,5)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44502e-24</text:p>
          </table:table-cell>
          <table:table-cell table:style-name="Default"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string">
            <text:p>((((5,5)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44502e-24</text:p>
          </table:table-cell>
          <table:table-cell table:style-name="Default" office:value-type="float" office:value="0.01">
            <text:p>0,01</text:p>
          </table:table-cell>
          <table:table-cell table:formula="of:=IF([.D120]=[.D121];&quot;Yes&quot;;&quot;No&quot;)" office:value-type="string" office:string-value="Yes">
            <text:p>Yes</text:p>
          </table:table-cell>
          <table:table-cell table:formula="of:=IF([.E120]&lt;&gt;0;[.E121]/[.E120];1)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04178e-14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04178e-14</text:p>
          </table:table-cell>
          <table:table-cell table:style-name="Default" office:value-type="float" office:value="0">
            <text:p>0</text:p>
          </table:table-cell>
          <table:table-cell table:formula="of:=IF([.D122]=[.D123];&quot;Yes&quot;;&quot;No&quot;)" office:value-type="string" office:string-value="Yes">
            <text:p>Yes</text:p>
          </table:table-cell>
          <table:table-cell table:formula="of:=IF([.E122]&lt;&gt;0;[.E123]/[.E122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2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34891e-13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2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34891e-13</text:p>
          </table:table-cell>
          <table:table-cell table:style-name="Default" office:value-type="float" office:value="0">
            <text:p>0</text:p>
          </table:table-cell>
          <table:table-cell table:formula="of:=IF([.D124]=[.D125];&quot;Yes&quot;;&quot;No&quot;)" office:value-type="string" office:string-value="Yes">
            <text:p>Yes</text:p>
          </table:table-cell>
          <table:table-cell table:formula="of:=IF([.E124]&lt;&gt;0;[.E125]/[.E124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2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2424e-12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2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2424e-12</text:p>
          </table:table-cell>
          <table:table-cell table:style-name="Default" office:value-type="float" office:value="0">
            <text:p>0</text:p>
          </table:table-cell>
          <table:table-cell table:formula="of:=IF([.D126]=[.D127];&quot;Yes&quot;;&quot;No&quot;)" office:value-type="string" office:string-value="Yes">
            <text:p>Yes</text:p>
          </table:table-cell>
          <table:table-cell table:formula="of:=IF([.E126]&lt;&gt;0;[.E127]/[.E126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2,2)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67494e-11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2,2)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67494e-11</text:p>
          </table:table-cell>
          <table:table-cell table:style-name="Default" office:value-type="float" office:value="0">
            <text:p>0</text:p>
          </table:table-cell>
          <table:table-cell table:formula="of:=IF([.D128]=[.D129];&quot;Yes&quot;;&quot;No&quot;)" office:value-type="string" office:string-value="Yes">
            <text:p>Yes</text:p>
          </table:table-cell>
          <table:table-cell table:formula="of:=IF([.E128]&lt;&gt;0;[.E129]/[.E12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2,2),2)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70858e-10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2,2),2)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70858e-10</text:p>
          </table:table-cell>
          <table:table-cell table:style-name="Default" office:value-type="float" office:value="0">
            <text:p>0</text:p>
          </table:table-cell>
          <table:table-cell table:formula="of:=IF([.D130]=[.D131];&quot;Yes&quot;;&quot;No&quot;)" office:value-type="string" office:string-value="Yes">
            <text:p>Yes</text:p>
          </table:table-cell>
          <table:table-cell table:formula="of:=IF([.E130]&lt;&gt;0;[.E131]/[.E130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66197e-09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66197e-09</text:p>
          </table:table-cell>
          <table:table-cell table:style-name="Default" office:value-type="float" office:value="0">
            <text:p>0</text:p>
          </table:table-cell>
          <table:table-cell table:formula="of:=IF([.D132]=[.D133];&quot;Yes&quot;;&quot;No&quot;)" office:value-type="string" office:string-value="Yes">
            <text:p>Yes</text:p>
          </table:table-cell>
          <table:table-cell table:formula="of:=IF([.E132]&lt;&gt;0;[.E133]/[.E132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5,5),5)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28288e-30</text:p>
          </table:table-cell>
          <table:table-cell table:style-name="Default" office:value-type="float" office:value="0.17">
            <text:p>0,17</text:p>
          </table:table-cell>
          <table:table-cell table:number-columns-repeated="3"/>
        </table:table-row>
        <table:table-row table:style-name="ro1">
          <table:table-cell office:value-type="string">
            <text:p>(((((5,5),5)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28288e-30</text:p>
          </table:table-cell>
          <table:table-cell table:style-name="Default" office:value-type="float" office:value="0.06">
            <text:p>0,06</text:p>
          </table:table-cell>
          <table:table-cell table:formula="of:=IF([.D134]=[.D135];&quot;Yes&quot;;&quot;No&quot;)" office:value-type="string" office:string-value="Yes">
            <text:p>Yes</text:p>
          </table:table-cell>
          <table:table-cell table:formula="of:=IF([.E134]&lt;&gt;0;[.E135]/[.E134];1)" office:value-type="float" office:value="0.352941176470588">
            <text:p>0,3529411765</text:p>
          </table:table-cell>
          <table:table-cell/>
        </table:table-row>
        <table:table-row table:style-name="ro1"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8.05661e-19</text:p>
          </table:table-cell>
          <table:table-cell table:style-name="Default"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8.05661e-19</text:p>
          </table:table-cell>
          <table:table-cell table:style-name="Default" office:value-type="float" office:value="0">
            <text:p>0</text:p>
          </table:table-cell>
          <table:table-cell table:formula="of:=IF([.D136]=[.D137];&quot;Yes&quot;;&quot;No&quot;)" office:value-type="string" office:string-value="Yes">
            <text:p>Yes</text:p>
          </table:table-cell>
          <table:table-cell table:formula="of:=IF([.E136]&lt;&gt;0;[.E137]/[.E136]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(((((2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20422e-17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2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20422e-17</text:p>
          </table:table-cell>
          <table:table-cell table:style-name="Default" office:value-type="float" office:value="0">
            <text:p>0</text:p>
          </table:table-cell>
          <table:table-cell table:formula="of:=IF([.D138]=[.D139];&quot;Yes&quot;;&quot;No&quot;)" office:value-type="string" office:string-value="Yes">
            <text:p>Yes</text:p>
          </table:table-cell>
          <table:table-cell table:formula="of:=IF([.E138]&lt;&gt;0;[.E139]/[.E13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2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2991e-16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2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2991e-16</text:p>
          </table:table-cell>
          <table:table-cell table:style-name="Default" office:value-type="float" office:value="0">
            <text:p>0</text:p>
          </table:table-cell>
          <table:table-cell table:formula="of:=IF([.D140]=[.D141];&quot;Yes&quot;;&quot;No&quot;)" office:value-type="string" office:string-value="Yes">
            <text:p>Yes</text:p>
          </table:table-cell>
          <table:table-cell table:formula="of:=IF([.E140]&lt;&gt;0;[.E141]/[.E140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2,2)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94894e-15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2,2)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94894e-15</text:p>
          </table:table-cell>
          <table:table-cell table:style-name="Default" office:value-type="float" office:value="0">
            <text:p>0</text:p>
          </table:table-cell>
          <table:table-cell table:formula="of:=IF([.D142]=[.D143];&quot;Yes&quot;;&quot;No&quot;)" office:value-type="string" office:string-value="Yes">
            <text:p>Yes</text:p>
          </table:table-cell>
          <table:table-cell table:formula="of:=IF([.E142]&lt;&gt;0;[.E143]/[.E142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2,2),2)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28426e-14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2,2),2)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28426e-14</text:p>
          </table:table-cell>
          <table:table-cell table:style-name="Default" office:value-type="float" office:value="0">
            <text:p>0</text:p>
          </table:table-cell>
          <table:table-cell table:formula="of:=IF([.D144]=[.D145];&quot;Yes&quot;;&quot;No&quot;)" office:value-type="string" office:string-value="Yes">
            <text:p>Yes</text:p>
          </table:table-cell>
          <table:table-cell table:formula="of:=IF([.E144]&lt;&gt;0;[.E145]/[.E144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2,2),2),2)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52818e-13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2,2),2),2)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52818e-13</text:p>
          </table:table-cell>
          <table:table-cell table:style-name="Default" office:value-type="float" office:value="0">
            <text:p>0</text:p>
          </table:table-cell>
          <table:table-cell table:formula="of:=IF([.D146]=[.D147];&quot;Yes&quot;;&quot;No&quot;)" office:value-type="string" office:string-value="Yes">
            <text:p>Yes</text:p>
          </table:table-cell>
          <table:table-cell table:formula="of:=IF([.E146]&lt;&gt;0;[.E147]/[.E146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68866e-12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68866e-12</text:p>
          </table:table-cell>
          <table:table-cell table:style-name="Default" office:value-type="float" office:value="0">
            <text:p>0</text:p>
          </table:table-cell>
          <table:table-cell table:formula="of:=IF([.D148]=[.D149];&quot;Yes&quot;;&quot;No&quot;)" office:value-type="string" office:string-value="Yes">
            <text:p>Yes</text:p>
          </table:table-cell>
          <table:table-cell table:formula="of:=IF([.E148]&lt;&gt;0;[.E149]/[.E14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5,5),5),5)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1798e-37</text:p>
          </table:table-cell>
          <table:table-cell table:style-name="Default" office:value-type="float" office:value="1.23">
            <text:p>1,23</text:p>
          </table:table-cell>
          <table:table-cell table:number-columns-repeated="3"/>
        </table:table-row>
        <table:table-row table:style-name="ro1">
          <table:table-cell office:value-type="string">
            <text:p>((((((5,5),5),5)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1798e-37</text:p>
          </table:table-cell>
          <table:table-cell table:style-name="Default" office:value-type="float" office:value="0.36">
            <text:p>0,36</text:p>
          </table:table-cell>
          <table:table-cell table:formula="of:=IF([.D150]=[.D151];&quot;Yes&quot;;&quot;No&quot;)" office:value-type="string" office:string-value="Yes">
            <text:p>Yes</text:p>
          </table:table-cell>
          <table:table-cell table:formula="of:=IF([.E150]&lt;&gt;0;[.E151]/[.E150];1)" office:value-type="float" office:value="0.292682926829268">
            <text:p>0,2926829268</text:p>
          </table:table-cell>
          <table:table-cell/>
        </table:table-row>
        <table:table-row table:style-name="ro1"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30594e-23</text:p>
          </table:table-cell>
          <table:table-cell table:style-name="Default"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30594e-23</text:p>
          </table:table-cell>
          <table:table-cell table:style-name="Default" office:value-type="float" office:value="0.01">
            <text:p>0,01</text:p>
          </table:table-cell>
          <table:table-cell table:formula="of:=IF([.D152]=[.D153];&quot;Yes&quot;;&quot;No&quot;)" office:value-type="string" office:string-value="Yes">
            <text:p>Yes</text:p>
          </table:table-cell>
          <table:table-cell table:formula="of:=IF([.E152]&lt;&gt;0;[.E153]/[.E152];1)" office:value-type="float" office:value="0.333333333333333">
            <text:p>0,3333333333</text:p>
          </table:table-cell>
          <table:table-cell/>
        </table:table-row>
        <table:table-row table:style-name="ro1">
          <table:table-cell office:value-type="string">
            <text:p>((((((2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60673e-22</text:p>
          </table:table-cell>
          <table:table-cell table:style-name="Default"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string">
            <text:p>((((((2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60673e-22</text:p>
          </table:table-cell>
          <table:table-cell table:style-name="Default" office:value-type="float" office:value="0.01">
            <text:p>0,01</text:p>
          </table:table-cell>
          <table:table-cell table:formula="of:=IF([.D154]=[.D155];&quot;Yes&quot;;&quot;No&quot;)" office:value-type="string" office:string-value="Yes">
            <text:p>Yes</text:p>
          </table:table-cell>
          <table:table-cell table:formula="of:=IF([.E154]&lt;&gt;0;[.E155]/[.E154];1)" office:value-type="float" office:value="0.333333333333333">
            <text:p>0,3333333333</text:p>
          </table:table-cell>
          <table:table-cell/>
        </table:table-row>
        <table:table-row table:style-name="ro1">
          <table:table-cell office:value-type="string">
            <text:p>((((((2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86212e-21</text:p>
          </table:table-cell>
          <table:table-cell table:style-name="Default"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string">
            <text:p>((((((2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86212e-21</text:p>
          </table:table-cell>
          <table:table-cell table:style-name="Default" office:value-type="float" office:value="0">
            <text:p>0</text:p>
          </table:table-cell>
          <table:table-cell table:formula="of:=IF([.D156]=[.D157];&quot;Yes&quot;;&quot;No&quot;)" office:value-type="string" office:string-value="Yes">
            <text:p>Yes</text:p>
          </table:table-cell>
          <table:table-cell table:formula="of:=IF([.E156]&lt;&gt;0;[.E157]/[.E156]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((((((2,2)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1482e-19</text:p>
          </table:table-cell>
          <table:table-cell table:style-name="Default"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((((((2,2)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1482e-19</text:p>
          </table:table-cell>
          <table:table-cell table:style-name="Default" office:value-type="float" office:value="0.01">
            <text:p>0,01</text:p>
          </table:table-cell>
          <table:table-cell table:formula="of:=IF([.D158]=[.D159];&quot;Yes&quot;;&quot;No&quot;)" office:value-type="string" office:string-value="Yes">
            <text:p>Yes</text:p>
          </table:table-cell>
          <table:table-cell table:formula="of:=IF([.E158]&lt;&gt;0;[.E159]/[.E158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2,2),2)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392e-18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(2,2),2)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392e-18</text:p>
          </table:table-cell>
          <table:table-cell table:style-name="Default" office:value-type="float" office:value="0.01">
            <text:p>0,01</text:p>
          </table:table-cell>
          <table:table-cell table:formula="of:=IF([.D160]=[.D161];&quot;Yes&quot;;&quot;No&quot;)" office:value-type="string" office:string-value="Yes">
            <text:p>Yes</text:p>
          </table:table-cell>
          <table:table-cell table:formula="of:=IF([.E160]&lt;&gt;0;[.E161]/[.E160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2,2),2),2)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92877e-17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(2,2),2),2)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92877e-17</text:p>
          </table:table-cell>
          <table:table-cell table:style-name="Default" office:value-type="float" office:value="0">
            <text:p>0</text:p>
          </table:table-cell>
          <table:table-cell table:formula="of:=IF([.D162]=[.D163];&quot;Yes&quot;;&quot;No&quot;)" office:value-type="string" office:string-value="Yes">
            <text:p>Yes</text:p>
          </table:table-cell>
          <table:table-cell table:formula="of:=IF([.E162]&lt;&gt;0;[.E163]/[.E162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2,2),2),2),2)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30606e-16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(2,2),2),2),2)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30606e-16</text:p>
          </table:table-cell>
          <table:table-cell table:style-name="Default" office:value-type="float" office:value="0">
            <text:p>0</text:p>
          </table:table-cell>
          <table:table-cell table:formula="of:=IF([.D164]=[.D165];&quot;Yes&quot;;&quot;No&quot;)" office:value-type="string" office:string-value="Yes">
            <text:p>Yes</text:p>
          </table:table-cell>
          <table:table-cell table:formula="of:=IF([.E164]&lt;&gt;0;[.E165]/[.E164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66166e-15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66166e-15</text:p>
          </table:table-cell>
          <table:table-cell table:style-name="Default" office:value-type="float" office:value="0">
            <text:p>0</text:p>
          </table:table-cell>
          <table:table-cell table:formula="of:=IF([.D166]=[.D167];&quot;Yes&quot;;&quot;No&quot;)" office:value-type="string" office:string-value="Yes">
            <text:p>Yes</text:p>
          </table:table-cell>
          <table:table-cell table:formula="of:=IF([.E166]&lt;&gt;0;[.E167]/[.E166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(5,5),5),5),5)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86659e-45</text:p>
          </table:table-cell>
          <table:table-cell table:style-name="Default" office:value-type="float" office:value="7.58">
            <text:p>7,58</text:p>
          </table:table-cell>
          <table:table-cell table:number-columns-repeated="3"/>
        </table:table-row>
        <table:table-row table:style-name="ro1">
          <table:table-cell office:value-type="string">
            <text:p>(((((((5,5),5),5),5)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86659e-45</text:p>
          </table:table-cell>
          <table:table-cell table:style-name="Default" office:value-type="float" office:value="2.16">
            <text:p>2,16</text:p>
          </table:table-cell>
          <table:table-cell table:formula="of:=IF([.D168]=[.D169];&quot;Yes&quot;;&quot;No&quot;)" office:value-type="string" office:string-value="Yes">
            <text:p>Yes</text:p>
          </table:table-cell>
          <table:table-cell table:formula="of:=IF([.E168]&lt;&gt;0;[.E169]/[.E168];1)" office:value-type="float" office:value="0.284960422163588">
            <text:p>0,2849604222</text:p>
          </table:table-cell>
          <table:table-cell/>
        </table:table-row>
        <table:table-row table:style-name="ro1"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95526e-28</text:p>
          </table:table-cell>
          <table:table-cell table:style-name="Default" office:value-type="float" office:value="0.14">
            <text:p>0,14</text:p>
          </table:table-cell>
          <table:table-cell table:number-columns-repeated="3"/>
        </table:table-row>
        <table:table-row table:style-name="ro1"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95526e-28</text:p>
          </table:table-cell>
          <table:table-cell table:style-name="Default" office:value-type="float" office:value="0.03">
            <text:p>0,03</text:p>
          </table:table-cell>
          <table:table-cell table:formula="of:=IF([.D170]=[.D171];&quot;Yes&quot;;&quot;No&quot;)" office:value-type="string" office:string-value="Yes">
            <text:p>Yes</text:p>
          </table:table-cell>
          <table:table-cell table:formula="of:=IF([.E170]&lt;&gt;0;[.E171]/[.E170];1)" office:value-type="float" office:value="0.214285714285714">
            <text:p>0,2142857143</text:p>
          </table:table-cell>
          <table:table-cell/>
        </table:table-row>
        <table:table-row table:style-name="ro1">
          <table:table-cell office:value-type="string">
            <text:p>(((((((2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50701e-26</text:p>
          </table:table-cell>
          <table:table-cell table:style-name="Default" office:value-type="float" office:value="0.11">
            <text:p>0,11</text:p>
          </table:table-cell>
          <table:table-cell table:number-columns-repeated="3"/>
        </table:table-row>
        <table:table-row table:style-name="ro1">
          <table:table-cell office:value-type="string">
            <text:p>(((((((2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50701e-26</text:p>
          </table:table-cell>
          <table:table-cell table:style-name="Default" office:value-type="float" office:value="0.03">
            <text:p>0,03</text:p>
          </table:table-cell>
          <table:table-cell table:formula="of:=IF([.D172]=[.D173];&quot;Yes&quot;;&quot;No&quot;)" office:value-type="string" office:string-value="Yes">
            <text:p>Yes</text:p>
          </table:table-cell>
          <table:table-cell table:formula="of:=IF([.E172]&lt;&gt;0;[.E173]/[.E172];1)" office:value-type="float" office:value="0.272727272727273">
            <text:p>0,2727272727</text:p>
          </table:table-cell>
          <table:table-cell/>
        </table:table-row>
        <table:table-row table:style-name="ro1">
          <table:table-cell office:value-type="string">
            <text:p>(((((((2,2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29203e-25</text:p>
          </table:table-cell>
          <table:table-cell table:style-name="Default" office:value-type="float" office:value="0.07">
            <text:p>0,07</text:p>
          </table:table-cell>
          <table:table-cell table:number-columns-repeated="3"/>
        </table:table-row>
        <table:table-row table:style-name="ro1">
          <table:table-cell office:value-type="string">
            <text:p>(((((((2,2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29203e-25</text:p>
          </table:table-cell>
          <table:table-cell table:style-name="Default" office:value-type="float" office:value="0.02">
            <text:p>0,02</text:p>
          </table:table-cell>
          <table:table-cell table:formula="of:=IF([.D174]=[.D175];&quot;Yes&quot;;&quot;No&quot;)" office:value-type="string" office:string-value="Yes">
            <text:p>Yes</text:p>
          </table:table-cell>
          <table:table-cell table:formula="of:=IF([.E174]&lt;&gt;0;[.E175]/[.E174];1)" office:value-type="float" office:value="0.285714285714286">
            <text:p>0,2857142857</text:p>
          </table:table-cell>
          <table:table-cell/>
        </table:table-row>
        <table:table-row table:style-name="ro1">
          <table:table-cell office:value-type="string">
            <text:p>(((((((2,2)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7932e-24</text:p>
          </table:table-cell>
          <table:table-cell table:style-name="Default"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string">
            <text:p>(((((((2,2)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7932e-24</text:p>
          </table:table-cell>
          <table:table-cell table:style-name="Default" office:value-type="float" office:value="0.02">
            <text:p>0,02</text:p>
          </table:table-cell>
          <table:table-cell table:formula="of:=IF([.D176]=[.D177];&quot;Yes&quot;;&quot;No&quot;)" office:value-type="string" office:string-value="Yes">
            <text:p>Yes</text:p>
          </table:table-cell>
          <table:table-cell table:formula="of:=IF([.E176]&lt;&gt;0;[.E177]/[.E176];1)"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(((((((2,2),2)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7835e-23</text:p>
          </table:table-cell>
          <table:table-cell table:style-name="Default"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string">
            <text:p>(((((((2,2),2)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7835e-23</text:p>
          </table:table-cell>
          <table:table-cell table:style-name="Default" office:value-type="float" office:value="0.01">
            <text:p>0,01</text:p>
          </table:table-cell>
          <table:table-cell table:formula="of:=IF([.D178]=[.D179];&quot;Yes&quot;;&quot;No&quot;)" office:value-type="string" office:string-value="Yes">
            <text:p>Yes</text:p>
          </table:table-cell>
          <table:table-cell table:formula="of:=IF([.E178]&lt;&gt;0;[.E179]/[.E178];1)" office:value-type="float" office:value="0.333333333333333">
            <text:p>0,3333333333</text:p>
          </table:table-cell>
          <table:table-cell/>
        </table:table-row>
        <table:table-row table:style-name="ro1">
          <table:table-cell office:value-type="string">
            <text:p>(((((((2,2),2),2)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8.18699e-22</text:p>
          </table:table-cell>
          <table:table-cell table:style-name="Default"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string">
            <text:p>(((((((2,2),2),2)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8.18699e-22</text:p>
          </table:table-cell>
          <table:table-cell table:style-name="Default" office:value-type="float" office:value="0.01">
            <text:p>0,01</text:p>
          </table:table-cell>
          <table:table-cell table:formula="of:=IF([.D180]=[.D181];&quot;Yes&quot;;&quot;No&quot;)" office:value-type="string" office:string-value="Yes">
            <text:p>Yes</text:p>
          </table:table-cell>
          <table:table-cell table:formula="of:=IF([.E180]&lt;&gt;0;[.E181]/[.E180];1)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(((((((2,2),2),2),2)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09617e-20</text:p>
          </table:table-cell>
          <table:table-cell table:style-name="Default"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string">
            <text:p>(((((((2,2),2),2),2)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09617e-20</text:p>
          </table:table-cell>
          <table:table-cell table:style-name="Default" office:value-type="float" office:value="0.01">
            <text:p>0,01</text:p>
          </table:table-cell>
          <table:table-cell table:formula="of:=IF([.D182]=[.D183];&quot;Yes&quot;;&quot;No&quot;)" office:value-type="string" office:string-value="Yes">
            <text:p>Yes</text:p>
          </table:table-cell>
          <table:table-cell table:formula="of:=IF([.E182]&lt;&gt;0;[.E183]/[.E182];1)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(((((((2,2),2),2),2),2)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40905e-19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(((((((2,2),2),2),2),2)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40905e-19</text:p>
          </table:table-cell>
          <table:table-cell table:style-name="Default" office:value-type="float" office:value="0.01">
            <text:p>0,01</text:p>
          </table:table-cell>
          <table:table-cell table:formula="of:=IF([.D184]=[.D185];&quot;Yes&quot;;&quot;No&quot;)" office:value-type="string" office:string-value="Yes">
            <text:p>Yes</text:p>
          </table:table-cell>
          <table:table-cell table:formula="of:=IF([.E184]&lt;&gt;0;[.E185]/[.E184];1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75415e-18</text:p>
          </table:table-cell>
          <table:table-cell table:style-name="Default"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75415e-18</text:p>
          </table:table-cell>
          <table:table-cell table:style-name="Default" office:value-type="float" office:value="0">
            <text:p>0</text:p>
          </table:table-cell>
          <table:table-cell table:formula="of:=IF([.D186]=[.D187];&quot;Yes&quot;;&quot;No&quot;)" office:value-type="string" office:string-value="Yes">
            <text:p>Yes</text:p>
          </table:table-cell>
          <table:table-cell table:formula="of:=IF([.E186]&lt;&gt;0;[.E187]/[.E186]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((((((((5,5),5),5),5),5)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00738e-52</text:p>
          </table:table-cell>
          <table:table-cell table:style-name="Default" office:value-type="float" office:value="46.88">
            <text:p>46,88</text:p>
          </table:table-cell>
          <table:table-cell table:number-columns-repeated="3"/>
        </table:table-row>
        <table:table-row table:style-name="ro1">
          <table:table-cell office:value-type="string">
            <text:p>((((((((5,5),5),5),5),5)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00738e-52</text:p>
          </table:table-cell>
          <table:table-cell table:style-name="Default" office:value-type="float" office:value="12.5">
            <text:p>12,5</text:p>
          </table:table-cell>
          <table:table-cell table:formula="of:=IF([.D188]=[.D189];&quot;Yes&quot;;&quot;No&quot;)" office:value-type="string" office:string-value="Yes">
            <text:p>Yes</text:p>
          </table:table-cell>
          <table:table-cell table:formula="of:=IF([.E188]&lt;&gt;0;[.E189]/[.E188];1)" office:value-type="float" office:value="0.266638225255973">
            <text:p>0,2666382253</text:p>
          </table:table-cell>
          <table:table-cell/>
        </table:table-row>
        <table:table-row table:style-name="ro1"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21889e-32</text:p>
          </table:table-cell>
          <table:table-cell table:style-name="Default" office:value-type="float" office:value="0.47">
            <text:p>0,47</text:p>
          </table:table-cell>
          <table:table-cell table:number-columns-repeated="3"/>
        </table:table-row>
        <table:table-row table:style-name="ro1"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21889e-32</text:p>
          </table:table-cell>
          <table:table-cell table:style-name="Default" office:value-type="float" office:value="0.11">
            <text:p>0,11</text:p>
          </table:table-cell>
          <table:table-cell table:formula="of:=IF([.D190]=[.D191];&quot;Yes&quot;;&quot;No&quot;)" office:value-type="string" office:string-value="Yes">
            <text:p>Yes</text:p>
          </table:table-cell>
          <table:table-cell table:formula="of:=IF([.E190]&lt;&gt;0;[.E191]/[.E190];1)" office:value-type="float" office:value="0.234042553191489">
            <text:p>0,2340425532</text:p>
          </table:table-cell>
          <table:table-cell/>
        </table:table-row>
        <table:table-row table:style-name="ro1">
          <table:table-cell office:value-type="string">
            <text:p>((((((((2,3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54374e-31</text:p>
          </table:table-cell>
          <table:table-cell table:style-name="Default" office:value-type="float" office:value="0.38">
            <text:p>0,38</text:p>
          </table:table-cell>
          <table:table-cell table:number-columns-repeated="3"/>
        </table:table-row>
        <table:table-row table:style-name="ro1">
          <table:table-cell office:value-type="string">
            <text:p>((((((((2,3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54374e-31</text:p>
          </table:table-cell>
          <table:table-cell table:style-name="Default" office:value-type="float" office:value="0.1">
            <text:p>0,1</text:p>
          </table:table-cell>
          <table:table-cell table:formula="of:=IF([.D192]=[.D193];&quot;Yes&quot;;&quot;No&quot;)" office:value-type="string" office:string-value="Yes">
            <text:p>Yes</text:p>
          </table:table-cell>
          <table:table-cell table:formula="of:=IF([.E192]&lt;&gt;0;[.E193]/[.E192];1)" office:value-type="float" office:value="0.263157894736842">
            <text:p>0,2631578947</text:p>
          </table:table-cell>
          <table:table-cell/>
        </table:table-row>
        <table:table-row table:style-name="ro1">
          <table:table-cell office:value-type="string">
            <text:p>((((((((2,2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12913e-30</text:p>
          </table:table-cell>
          <table:table-cell table:style-name="Default" office:value-type="float" office:value="0.28">
            <text:p>0,28</text:p>
          </table:table-cell>
          <table:table-cell table:number-columns-repeated="3"/>
        </table:table-row>
        <table:table-row table:style-name="ro1">
          <table:table-cell office:value-type="string">
            <text:p>((((((((2,2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12913e-30</text:p>
          </table:table-cell>
          <table:table-cell table:style-name="Default" office:value-type="float" office:value="0.06">
            <text:p>0,06</text:p>
          </table:table-cell>
          <table:table-cell table:formula="of:=IF([.D194]=[.D195];&quot;Yes&quot;;&quot;No&quot;)" office:value-type="string" office:string-value="Yes">
            <text:p>Yes</text:p>
          </table:table-cell>
          <table:table-cell table:formula="of:=IF([.E194]&lt;&gt;0;[.E195]/[.E194];1)" office:value-type="float" office:value="0.214285714285714">
            <text:p>0,2142857143</text:p>
          </table:table-cell>
          <table:table-cell/>
        </table:table-row>
        <table:table-row table:style-name="ro1">
          <table:table-cell office:value-type="string">
            <text:p>((((((((2,2),2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65623e-29</text:p>
          </table:table-cell>
          <table:table-cell table:style-name="Default" office:value-type="float" office:value="0.2">
            <text:p>0,2</text:p>
          </table:table-cell>
          <table:table-cell table:number-columns-repeated="3"/>
        </table:table-row>
        <table:table-row table:style-name="ro1">
          <table:table-cell office:value-type="string">
            <text:p>((((((((2,2),2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65623e-29</text:p>
          </table:table-cell>
          <table:table-cell table:style-name="Default" office:value-type="float" office:value="0.04">
            <text:p>0,04</text:p>
          </table:table-cell>
          <table:table-cell table:formula="of:=IF([.D196]=[.D197];&quot;Yes&quot;;&quot;No&quot;)" office:value-type="string" office:string-value="Yes">
            <text:p>Yes</text:p>
          </table:table-cell>
          <table:table-cell table:formula="of:=IF([.E196]&lt;&gt;0;[.E197]/[.E196];1)"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((((((((2,2),2)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31836e-27</text:p>
          </table:table-cell>
          <table:table-cell table:style-name="Default" office:value-type="float" office:value="0.13">
            <text:p>0,13</text:p>
          </table:table-cell>
          <table:table-cell table:number-columns-repeated="3"/>
        </table:table-row>
        <table:table-row table:style-name="ro1">
          <table:table-cell office:value-type="string">
            <text:p>((((((((2,2),2)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31836e-27</text:p>
          </table:table-cell>
          <table:table-cell table:style-name="Default" office:value-type="float" office:value="0.04">
            <text:p>0,04</text:p>
          </table:table-cell>
          <table:table-cell table:formula="of:=IF([.D198]=[.D199];&quot;Yes&quot;;&quot;No&quot;)" office:value-type="string" office:string-value="Yes">
            <text:p>Yes</text:p>
          </table:table-cell>
          <table:table-cell table:formula="of:=IF([.E198]&lt;&gt;0;[.E199]/[.E198];1)" office:value-type="float" office:value="0.307692307692308">
            <text:p>0,3076923077</text:p>
          </table:table-cell>
          <table:table-cell/>
        </table:table-row>
        <table:table-row table:style-name="ro1">
          <table:table-cell office:value-type="string">
            <text:p>((((((((2,2),2),2)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10152e-26</text:p>
          </table:table-cell>
          <table:table-cell table:style-name="Default" office:value-type="float" office:value="0.08">
            <text:p>0,08</text:p>
          </table:table-cell>
          <table:table-cell table:number-columns-repeated="3"/>
        </table:table-row>
        <table:table-row table:style-name="ro1">
          <table:table-cell office:value-type="string">
            <text:p>((((((((2,2),2),2)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10152e-26</text:p>
          </table:table-cell>
          <table:table-cell table:style-name="Default" office:value-type="float" office:value="0.02">
            <text:p>0,02</text:p>
          </table:table-cell>
          <table:table-cell table:formula="of:=IF([.D200]=[.D201];&quot;Yes&quot;;&quot;No&quot;)" office:value-type="string" office:string-value="Yes">
            <text:p>Yes</text:p>
          </table:table-cell>
          <table:table-cell table:formula="of:=IF([.E200]&lt;&gt;0;[.E201]/[.E200];1)"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((((((((2,2),2),2),2)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14722e-25</text:p>
          </table:table-cell>
          <table:table-cell table:style-name="Default"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string">
            <text:p>((((((((2,2),2),2),2)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14722e-25</text:p>
          </table:table-cell>
          <table:table-cell table:style-name="Default" office:value-type="float" office:value="0.02">
            <text:p>0,02</text:p>
          </table:table-cell>
          <table:table-cell table:formula="of:=IF([.D202]=[.D203];&quot;Yes&quot;;&quot;No&quot;)" office:value-type="string" office:string-value="Yes">
            <text:p>Yes</text:p>
          </table:table-cell>
          <table:table-cell table:formula="of:=IF([.E202]&lt;&gt;0;[.E203]/[.E202];1)"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((((((((2,2),2),2),2),2)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4918e-24</text:p>
          </table:table-cell>
          <table:table-cell table:style-name="Default"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string">
            <text:p>((((((((2,2),2),2),2),2)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4918e-24</text:p>
          </table:table-cell>
          <table:table-cell table:style-name="Default" office:value-type="float" office:value="0">
            <text:p>0</text:p>
          </table:table-cell>
          <table:table-cell table:formula="of:=IF([.D204]=[.D205];&quot;Yes&quot;;&quot;No&quot;)" office:value-type="string" office:string-value="Yes">
            <text:p>Yes</text:p>
          </table:table-cell>
          <table:table-cell table:formula="of:=IF([.E204]&lt;&gt;0;[.E205]/[.E204]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((((((((2,2),2),2),2),2),2),2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17986e-23</text:p>
          </table:table-cell>
          <table:table-cell table:style-name="Default"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string">
            <text:p>((((((((2,2),2),2),2),2),2),2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17986e-23</text:p>
          </table:table-cell>
          <table:table-cell table:style-name="Default" office:value-type="float" office:value="0.01">
            <text:p>0,01</text:p>
          </table:table-cell>
          <table:table-cell table:formula="of:=IF([.D206]=[.D207];&quot;Yes&quot;;&quot;No&quot;)" office:value-type="string" office:string-value="Yes">
            <text:p>Yes</text:p>
          </table:table-cell>
          <table:table-cell table:formula="of:=IF([.E206]&lt;&gt;0;[.E207]/[.E206];1)" office:value-type="float" office:value="0.5">
            <text:p>0,5</text:p>
          </table:table-cell>
          <table:table-cell/>
        </table:table-row>
        <table:table-row table:style-name="ro1"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8.25436e-22</text:p>
          </table:table-cell>
          <table:table-cell table:style-name="Default" office:value-type="float" office:value="0.01">
            <text:p>0,01</text:p>
          </table:table-cell>
          <table:table-cell table:number-columns-repeated="3"/>
        </table:table-row>
        <table:table-row table:style-name="ro1"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8.25436e-22</text:p>
          </table:table-cell>
          <table:table-cell table:style-name="Default" office:value-type="float" office:value="0">
            <text:p>0</text:p>
          </table:table-cell>
          <table:table-cell table:formula="of:=IF([.D208]=[.D209];&quot;Yes&quot;;&quot;No&quot;)" office:value-type="string" office:string-value="Yes">
            <text:p>Yes</text:p>
          </table:table-cell>
          <table:table-cell table:formula="of:=IF([.E208]&lt;&gt;0;[.E209]/[.E208];1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(((((((((5,5),5),5),5),5),5),5),5),5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14556e-60</text:p>
          </table:table-cell>
          <table:table-cell table:style-name="Default" office:value-type="float" office:value="292.08">
            <text:p>292,08</text:p>
          </table:table-cell>
          <table:table-cell table:number-columns-repeated="3"/>
        </table:table-row>
        <table:table-row table:style-name="ro1">
          <table:table-cell office:value-type="string">
            <text:p>(((((((((5,5),5),5),5),5),5),5),5),5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14556e-60</text:p>
          </table:table-cell>
          <table:table-cell table:style-name="Default" office:value-type="float" office:value="78.55">
            <text:p>78,55</text:p>
          </table:table-cell>
          <table:table-cell table:formula="of:=IF([.D210]=[.D211];&quot;Yes&quot;;&quot;No&quot;)" office:value-type="string" office:string-value="Yes">
            <text:p>Yes</text:p>
          </table:table-cell>
          <table:table-cell table:formula="of:=IF([.E210]&lt;&gt;0;[.E211]/[.E210];1)" office:value-type="float" office:value="0.268933168994796">
            <text:p>0,268933169</text:p>
          </table:table-cell>
          <table:table-cell/>
        </table:table-row>
        <table:table-row table:style-name="ro1">
          <table:table-cell office:value-type="string">
            <text:p>(((((((((2,3),3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88918e-36</text:p>
          </table:table-cell>
          <table:table-cell table:style-name="Default" office:value-type="float" office:value="1.44">
            <text:p>1,44</text:p>
          </table:table-cell>
          <table:table-cell table:number-columns-repeated="3"/>
        </table:table-row>
        <table:table-row table:style-name="ro1">
          <table:table-cell office:value-type="string">
            <text:p>(((((((((2,3),3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88918e-36</text:p>
          </table:table-cell>
          <table:table-cell table:style-name="Default" office:value-type="float" office:value="0.38">
            <text:p>0,38</text:p>
          </table:table-cell>
          <table:table-cell table:formula="of:=IF([.D212]=[.D213];&quot;Yes&quot;;&quot;No&quot;)" office:value-type="string" office:string-value="Yes">
            <text:p>Yes</text:p>
          </table:table-cell>
          <table:table-cell table:formula="of:=IF([.E212]&lt;&gt;0;[.E213]/[.E212];1)" office:value-type="float" office:value="0.263888888888889">
            <text:p>0,2638888889</text:p>
          </table:table-cell>
          <table:table-cell/>
        </table:table-row>
        <table:table-row table:style-name="ro1">
          <table:table-cell office:value-type="string">
            <text:p>(((((((((2,2),3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93661e-35</text:p>
          </table:table-cell>
          <table:table-cell table:style-name="Default" office:value-type="float" office:value="1.03">
            <text:p>1,03</text:p>
          </table:table-cell>
          <table:table-cell table:number-columns-repeated="3"/>
        </table:table-row>
        <table:table-row table:style-name="ro1">
          <table:table-cell office:value-type="string">
            <text:p>(((((((((2,2),3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93661e-35</text:p>
          </table:table-cell>
          <table:table-cell table:style-name="Default" office:value-type="float" office:value="0.24">
            <text:p>0,24</text:p>
          </table:table-cell>
          <table:table-cell table:formula="of:=IF([.D214]=[.D215];&quot;Yes&quot;;&quot;No&quot;)" office:value-type="string" office:string-value="Yes">
            <text:p>Yes</text:p>
          </table:table-cell>
          <table:table-cell table:formula="of:=IF([.E214]&lt;&gt;0;[.E215]/[.E214];1)" office:value-type="float" office:value="0.233009708737864">
            <text:p>0,2330097087</text:p>
          </table:table-cell>
          <table:table-cell/>
        </table:table-row>
        <table:table-row table:style-name="ro1">
          <table:table-cell office:value-type="string">
            <text:p>(((((((((2,2),2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01483e-33</text:p>
          </table:table-cell>
          <table:table-cell table:style-name="Default" office:value-type="float" office:value="0.75">
            <text:p>0,75</text:p>
          </table:table-cell>
          <table:table-cell table:number-columns-repeated="3"/>
        </table:table-row>
        <table:table-row table:style-name="ro1">
          <table:table-cell office:value-type="string">
            <text:p>(((((((((2,2),2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01483e-33</text:p>
          </table:table-cell>
          <table:table-cell table:style-name="Default" office:value-type="float" office:value="0.18">
            <text:p>0,18</text:p>
          </table:table-cell>
          <table:table-cell table:formula="of:=IF([.D216]=[.D217];&quot;Yes&quot;;&quot;No&quot;)" office:value-type="string" office:string-value="Yes">
            <text:p>Yes</text:p>
          </table:table-cell>
          <table:table-cell table:formula="of:=IF([.E216]&lt;&gt;0;[.E217]/[.E216];1)" office:value-type="float" office:value="0.24">
            <text:p>0,24</text:p>
          </table:table-cell>
          <table:table-cell/>
        </table:table-row>
        <table:table-row table:style-name="ro1">
          <table:table-cell office:value-type="string">
            <text:p>(((((((((2,2),2),2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95763e-32</text:p>
          </table:table-cell>
          <table:table-cell table:style-name="Default" office:value-type="float" office:value="0.52">
            <text:p>0,52</text:p>
          </table:table-cell>
          <table:table-cell table:number-columns-repeated="3"/>
        </table:table-row>
        <table:table-row table:style-name="ro1">
          <table:table-cell office:value-type="string">
            <text:p>(((((((((2,2),2),2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95763e-32</text:p>
          </table:table-cell>
          <table:table-cell table:style-name="Default" office:value-type="float" office:value="0.14">
            <text:p>0,14</text:p>
          </table:table-cell>
          <table:table-cell table:formula="of:=IF([.D218]=[.D219];&quot;Yes&quot;;&quot;No&quot;)" office:value-type="string" office:string-value="Yes">
            <text:p>Yes</text:p>
          </table:table-cell>
          <table:table-cell table:formula="of:=IF([.E218]&lt;&gt;0;[.E219]/[.E218];1)" office:value-type="float" office:value="0.269230769230769">
            <text:p>0,2692307692</text:p>
          </table:table-cell>
          <table:table-cell/>
        </table:table-row>
        <table:table-row table:style-name="ro1">
          <table:table-cell office:value-type="string">
            <text:p>(((((((((2,2),2),2)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49543e-31</text:p>
          </table:table-cell>
          <table:table-cell table:style-name="Default" office:value-type="float" office:value="0.34">
            <text:p>0,34</text:p>
          </table:table-cell>
          <table:table-cell table:number-columns-repeated="3"/>
        </table:table-row>
        <table:table-row table:style-name="ro1">
          <table:table-cell office:value-type="string">
            <text:p>(((((((((2,2),2),2)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49543e-31</text:p>
          </table:table-cell>
          <table:table-cell table:style-name="Default" office:value-type="float" office:value="0.1">
            <text:p>0,1</text:p>
          </table:table-cell>
          <table:table-cell table:formula="of:=IF([.D220]=[.D221];&quot;Yes&quot;;&quot;No&quot;)" office:value-type="string" office:string-value="Yes">
            <text:p>Yes</text:p>
          </table:table-cell>
          <table:table-cell table:formula="of:=IF([.E220]&lt;&gt;0;[.E221]/[.E220];1)" office:value-type="float" office:value="0.294117647058823">
            <text:p>0,2941176471</text:p>
          </table:table-cell>
          <table:table-cell/>
        </table:table-row>
        <table:table-row table:style-name="ro1">
          <table:table-cell office:value-type="string">
            <text:p>(((((((((2,2),2),2),2)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8418e-30</text:p>
          </table:table-cell>
          <table:table-cell table:style-name="Default" office:value-type="float" office:value="0.22">
            <text:p>0,22</text:p>
          </table:table-cell>
          <table:table-cell table:number-columns-repeated="3"/>
        </table:table-row>
        <table:table-row table:style-name="ro1">
          <table:table-cell office:value-type="string">
            <text:p>(((((((((2,2),2),2),2)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8418e-30</text:p>
          </table:table-cell>
          <table:table-cell table:style-name="Default" office:value-type="float" office:value="0.06">
            <text:p>0,06</text:p>
          </table:table-cell>
          <table:table-cell table:formula="of:=IF([.D222]=[.D223];&quot;Yes&quot;;&quot;No&quot;)" office:value-type="string" office:string-value="Yes">
            <text:p>Yes</text:p>
          </table:table-cell>
          <table:table-cell table:formula="of:=IF([.E222]&lt;&gt;0;[.E223]/[.E222];1)" office:value-type="float" office:value="0.272727272727273">
            <text:p>0,2727272727</text:p>
          </table:table-cell>
          <table:table-cell/>
        </table:table-row>
        <table:table-row table:style-name="ro1">
          <table:table-cell office:value-type="string">
            <text:p>(((((((((2,2),2),2),2),2)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9.25045e-29</text:p>
          </table:table-cell>
          <table:table-cell table:style-name="Default" office:value-type="float" office:value="0.16">
            <text:p>0,16</text:p>
          </table:table-cell>
          <table:table-cell table:number-columns-repeated="3"/>
        </table:table-row>
        <table:table-row table:style-name="ro1">
          <table:table-cell office:value-type="string">
            <text:p>(((((((((2,2),2),2),2),2)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9.25045e-29</text:p>
          </table:table-cell>
          <table:table-cell table:style-name="Default" office:value-type="float" office:value="0.04">
            <text:p>0,04</text:p>
          </table:table-cell>
          <table:table-cell table:formula="of:=IF([.D224]=[.D225];&quot;Yes&quot;;&quot;No&quot;)" office:value-type="string" office:string-value="Yes">
            <text:p>Yes</text:p>
          </table:table-cell>
          <table:table-cell table:formula="of:=IF([.E224]&lt;&gt;0;[.E225]/[.E224];1)"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(((((((((2,2),2),2),2),2),2),2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40317e-27</text:p>
          </table:table-cell>
          <table:table-cell table:style-name="Default" office:value-type="float" office:value="0.09">
            <text:p>0,09</text:p>
          </table:table-cell>
          <table:table-cell table:number-columns-repeated="3"/>
        </table:table-row>
        <table:table-row table:style-name="ro1">
          <table:table-cell office:value-type="string">
            <text:p>(((((((((2,2),2),2),2),2),2),2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40317e-27</text:p>
          </table:table-cell>
          <table:table-cell table:style-name="Default" office:value-type="float" office:value="0.03">
            <text:p>0,03</text:p>
          </table:table-cell>
          <table:table-cell table:formula="of:=IF([.D226]=[.D227];&quot;Yes&quot;;&quot;No&quot;)" office:value-type="string" office:string-value="Yes">
            <text:p>Yes</text:p>
          </table:table-cell>
          <table:table-cell table:formula="of:=IF([.E226]&lt;&gt;0;[.E227]/[.E226];1)" office:value-type="float" office:value="0.333333333333333">
            <text:p>0,3333333333</text:p>
          </table:table-cell>
          <table:table-cell/>
        </table:table-row>
        <table:table-row table:style-name="ro1"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93541e-25</text:p>
          </table:table-cell>
          <table:table-cell table:style-name="Default" office:value-type="float" office:value="0.03">
            <text:p>0,03</text:p>
          </table:table-cell>
          <table:table-cell table:number-columns-repeated="3"/>
        </table:table-row>
        <table:table-row table:style-name="ro1"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93541e-25</text:p>
          </table:table-cell>
          <table:table-cell table:style-name="Default" office:value-type="float" office:value="0.01">
            <text:p>0,01</text:p>
          </table:table-cell>
          <table:table-cell table:formula="of:=IF([.D228]=[.D229];&quot;Yes&quot;;&quot;No&quot;)" office:value-type="string" office:string-value="Yes">
            <text:p>Yes</text:p>
          </table:table-cell>
          <table:table-cell table:formula="of:=IF([.E228]&lt;&gt;0;[.E229]/[.E228];1)" office:value-type="float" office:value="0.333333333333333">
            <text:p>0,3333333333</text:p>
          </table:table-cell>
          <table:table-cell/>
        </table:table-row>
        <table:table-row table:style-name="ro1">
          <table:table-cell office:value-type="string">
            <text:p>((((((((((2,2),3),3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4.14754e-40</text:p>
          </table:table-cell>
          <table:table-cell table:style-name="Default" office:value-type="float" office:value="3.59">
            <text:p>3,59</text:p>
          </table:table-cell>
          <table:table-cell table:number-columns-repeated="3"/>
        </table:table-row>
        <table:table-row table:style-name="ro1">
          <table:table-cell office:value-type="string">
            <text:p>((((((((((2,2),3),3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4.14754e-40</text:p>
          </table:table-cell>
          <table:table-cell table:style-name="Default" office:value-type="float" office:value="0.83">
            <text:p>0,83</text:p>
          </table:table-cell>
          <table:table-cell table:formula="of:=IF([.D230]=[.D231];&quot;Yes&quot;;&quot;No&quot;)" office:value-type="string" office:string-value="Yes">
            <text:p>Yes</text:p>
          </table:table-cell>
          <table:table-cell table:formula="of:=IF([.E230]&lt;&gt;0;[.E231]/[.E230];1)" office:value-type="float" office:value="0.231197771587744">
            <text:p>0,2311977716</text:p>
          </table:table-cell>
          <table:table-cell/>
        </table:table-row>
        <table:table-row table:style-name="ro1">
          <table:table-cell office:value-type="string">
            <text:p>((((((((((2,2),2),3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9.36675e-39</text:p>
          </table:table-cell>
          <table:table-cell table:style-name="Default" office:value-type="float" office:value="2.62">
            <text:p>2,62</text:p>
          </table:table-cell>
          <table:table-cell table:number-columns-repeated="3"/>
        </table:table-row>
        <table:table-row table:style-name="ro1">
          <table:table-cell office:value-type="string">
            <text:p>((((((((((2,2),2),3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9.36675e-39</text:p>
          </table:table-cell>
          <table:table-cell table:style-name="Default" office:value-type="float" office:value="0.65">
            <text:p>0,65</text:p>
          </table:table-cell>
          <table:table-cell table:formula="of:=IF([.D232]=[.D233];&quot;Yes&quot;;&quot;No&quot;)" office:value-type="string" office:string-value="Yes">
            <text:p>Yes</text:p>
          </table:table-cell>
          <table:table-cell table:formula="of:=IF([.E232]&lt;&gt;0;[.E233]/[.E232];1)" office:value-type="float" office:value="0.248091603053435">
            <text:p>0,2480916031</text:p>
          </table:table-cell>
          <table:table-cell/>
        </table:table-row>
        <table:table-row table:style-name="ro1">
          <table:table-cell office:value-type="string">
            <text:p>((((((((((2,2),2),2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00731e-37</text:p>
          </table:table-cell>
          <table:table-cell table:style-name="Default" office:value-type="float" office:value="1.8">
            <text:p>1,8</text:p>
          </table:table-cell>
          <table:table-cell table:number-columns-repeated="3"/>
        </table:table-row>
        <table:table-row table:style-name="ro1">
          <table:table-cell office:value-type="string">
            <text:p>((((((((((2,2),2),2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00731e-37</text:p>
          </table:table-cell>
          <table:table-cell table:style-name="Default" office:value-type="float" office:value="0.5">
            <text:p>0,5</text:p>
          </table:table-cell>
          <table:table-cell table:formula="of:=IF([.D234]=[.D235];&quot;Yes&quot;;&quot;No&quot;)" office:value-type="string" office:string-value="Yes">
            <text:p>Yes</text:p>
          </table:table-cell>
          <table:table-cell table:formula="of:=IF([.E234]&lt;&gt;0;[.E235]/[.E234];1)" office:value-type="float" office:value="0.277777777777778">
            <text:p>0,2777777778</text:p>
          </table:table-cell>
          <table:table-cell/>
        </table:table-row>
        <table:table-row table:style-name="ro1">
          <table:table-cell office:value-type="string">
            <text:p>((((((((((2,2),2),2),2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98673e-36</text:p>
          </table:table-cell>
          <table:table-cell table:style-name="Default" office:value-type="float" office:value="1.2">
            <text:p>1,2</text:p>
          </table:table-cell>
          <table:table-cell table:number-columns-repeated="3"/>
        </table:table-row>
        <table:table-row table:style-name="ro1">
          <table:table-cell office:value-type="string">
            <text:p>((((((((((2,2),2),2),2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98673e-36</text:p>
          </table:table-cell>
          <table:table-cell table:style-name="Default" office:value-type="float" office:value="0.33">
            <text:p>0,33</text:p>
          </table:table-cell>
          <table:table-cell table:formula="of:=IF([.D236]=[.D237];&quot;Yes&quot;;&quot;No&quot;)" office:value-type="string" office:string-value="Yes">
            <text:p>Yes</text:p>
          </table:table-cell>
          <table:table-cell table:formula="of:=IF([.E236]&lt;&gt;0;[.E237]/[.E236];1)" office:value-type="float" office:value="0.275">
            <text:p>0,275</text:p>
          </table:table-cell>
          <table:table-cell/>
        </table:table-row>
        <table:table-row table:style-name="ro1">
          <table:table-cell office:value-type="string">
            <text:p>((((((((((2,2),2),2),2)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40082e-35</text:p>
          </table:table-cell>
          <table:table-cell table:style-name="Default" office:value-type="float" office:value="0.78">
            <text:p>0,78</text:p>
          </table:table-cell>
          <table:table-cell table:number-columns-repeated="3"/>
        </table:table-row>
        <table:table-row table:style-name="ro1">
          <table:table-cell office:value-type="string">
            <text:p>((((((((((2,2),2),2),2)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40082e-35</text:p>
          </table:table-cell>
          <table:table-cell table:style-name="Default" office:value-type="float" office:value="0.23">
            <text:p>0,23</text:p>
          </table:table-cell>
          <table:table-cell table:formula="of:=IF([.D238]=[.D239];&quot;Yes&quot;;&quot;No&quot;)" office:value-type="string" office:string-value="Yes">
            <text:p>Yes</text:p>
          </table:table-cell>
          <table:table-cell table:formula="of:=IF([.E238]&lt;&gt;0;[.E239]/[.E238];1)" office:value-type="float" office:value="0.294871794871795">
            <text:p>0,2948717949</text:p>
          </table:table-cell>
          <table:table-cell/>
        </table:table-row>
        <table:table-row table:style-name="ro1">
          <table:table-cell office:value-type="string">
            <text:p>((((((((((2,2),2),2),2),2)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29751e-33</text:p>
          </table:table-cell>
          <table:table-cell table:style-name="Default" office:value-type="float" office:value="0.52">
            <text:p>0,52</text:p>
          </table:table-cell>
          <table:table-cell table:number-columns-repeated="3"/>
        </table:table-row>
        <table:table-row table:style-name="ro1">
          <table:table-cell office:value-type="string">
            <text:p>((((((((((2,2),2),2),2),2)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29751e-33</text:p>
          </table:table-cell>
          <table:table-cell table:style-name="Default" office:value-type="float" office:value="0.14">
            <text:p>0,14</text:p>
          </table:table-cell>
          <table:table-cell table:formula="of:=IF([.D240]=[.D241];&quot;Yes&quot;;&quot;No&quot;)" office:value-type="string" office:string-value="Yes">
            <text:p>Yes</text:p>
          </table:table-cell>
          <table:table-cell table:formula="of:=IF([.E240]&lt;&gt;0;[.E241]/[.E240];1)" office:value-type="float" office:value="0.269230769230769">
            <text:p>0,2692307692</text:p>
          </table:table-cell>
          <table:table-cell/>
        </table:table-row>
        <table:table-row table:style-name="ro1">
          <table:table-cell office:value-type="string">
            <text:p>((((((((((2,2),2),2),2),2),2),2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16857e-32</text:p>
          </table:table-cell>
          <table:table-cell table:style-name="Default" office:value-type="float" office:value="0.33">
            <text:p>0,33</text:p>
          </table:table-cell>
          <table:table-cell table:number-columns-repeated="3"/>
        </table:table-row>
        <table:table-row table:style-name="ro1">
          <table:table-cell office:value-type="string">
            <text:p>((((((((((2,2),2),2),2),2),2),2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16857e-32</text:p>
          </table:table-cell>
          <table:table-cell table:style-name="Default" office:value-type="float" office:value="0.08">
            <text:p>0,08</text:p>
          </table:table-cell>
          <table:table-cell table:formula="of:=IF([.D242]=[.D243];&quot;Yes&quot;;&quot;No&quot;)" office:value-type="string" office:string-value="Yes">
            <text:p>Yes</text:p>
          </table:table-cell>
          <table:table-cell table:formula="of:=IF([.E242]&lt;&gt;0;[.E243]/[.E242];1)" office:value-type="float" office:value="0.242424242424242">
            <text:p>0,2424242424</text:p>
          </table:table-cell>
          <table:table-cell/>
        </table:table-row>
        <table:table-row table:style-name="ro1"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8.23525e-29</text:p>
          </table:table-cell>
          <table:table-cell table:style-name="Default" office:value-type="float" office:value="0.09">
            <text:p>0,09</text:p>
          </table:table-cell>
          <table:table-cell table:number-columns-repeated="3"/>
        </table:table-row>
        <table:table-row table:style-name="ro1"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8.23525e-29</text:p>
          </table:table-cell>
          <table:table-cell table:style-name="Default" office:value-type="float" office:value="0.01">
            <text:p>0,01</text:p>
          </table:table-cell>
          <table:table-cell table:formula="of:=IF([.D244]=[.D245];&quot;Yes&quot;;&quot;No&quot;)" office:value-type="string" office:string-value="Yes">
            <text:p>Yes</text:p>
          </table:table-cell>
          <table:table-cell table:formula="of:=IF([.E244]&lt;&gt;0;[.E245]/[.E244];1)" office:value-type="float" office:value="0.111111111111111">
            <text:p>0,1111111111</text:p>
          </table:table-cell>
          <table:table-cell/>
        </table:table-row>
        <table:table-row table:style-name="ro1">
          <table:table-cell office:value-type="string">
            <text:p>(((((((((((2,2),2),2),2),3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25954e-41</text:p>
          </table:table-cell>
          <table:table-cell table:style-name="Default" office:value-type="float" office:value="4.25">
            <text:p>4,25</text:p>
          </table:table-cell>
          <table:table-cell table:number-columns-repeated="3"/>
        </table:table-row>
        <table:table-row table:style-name="ro1">
          <table:table-cell office:value-type="string">
            <text:p>(((((((((((2,2),2),2),2),3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25954e-41</text:p>
          </table:table-cell>
          <table:table-cell table:style-name="Default" office:value-type="float" office:value="1.15">
            <text:p>1,15</text:p>
          </table:table-cell>
          <table:table-cell table:formula="of:=IF([.D246]=[.D247];&quot;Yes&quot;;&quot;No&quot;)" office:value-type="string" office:string-value="Yes">
            <text:p>Yes</text:p>
          </table:table-cell>
          <table:table-cell table:formula="of:=IF([.E246]&lt;&gt;0;[.E247]/[.E246];1)" office:value-type="float" office:value="0.270588235294118">
            <text:p>0,2705882353</text:p>
          </table:table-cell>
          <table:table-cell/>
        </table:table-row>
        <table:table-row table:style-name="ro1">
          <table:table-cell office:value-type="string">
            <text:p>(((((((((((2,2),2),2),2),2),3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6.67768e-40</text:p>
          </table:table-cell>
          <table:table-cell table:style-name="Default" office:value-type="float" office:value="2.74">
            <text:p>2,74</text:p>
          </table:table-cell>
          <table:table-cell table:number-columns-repeated="3"/>
        </table:table-row>
        <table:table-row table:style-name="ro1">
          <table:table-cell office:value-type="string">
            <text:p>(((((((((((2,2),2),2),2),2),3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6.67768e-40</text:p>
          </table:table-cell>
          <table:table-cell table:style-name="Default" office:value-type="float" office:value="0.75">
            <text:p>0,75</text:p>
          </table:table-cell>
          <table:table-cell table:formula="of:=IF([.D248]=[.D249];&quot;Yes&quot;;&quot;No&quot;)" office:value-type="string" office:string-value="Yes">
            <text:p>Yes</text:p>
          </table:table-cell>
          <table:table-cell table:formula="of:=IF([.E248]&lt;&gt;0;[.E249]/[.E248];1)" office:value-type="float" office:value="0.273722627737226">
            <text:p>0,2737226277</text:p>
          </table:table-cell>
          <table:table-cell/>
        </table:table-row>
        <table:table-row table:style-name="ro1">
          <table:table-cell office:value-type="string">
            <text:p>(((((((((((2,2),2),2),2),2)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29039e-38</text:p>
          </table:table-cell>
          <table:table-cell table:style-name="Default" office:value-type="float" office:value="1.8">
            <text:p>1,8</text:p>
          </table:table-cell>
          <table:table-cell table:number-columns-repeated="3"/>
        </table:table-row>
        <table:table-row table:style-name="ro1">
          <table:table-cell office:value-type="string">
            <text:p>(((((((((((2,2),2),2),2),2)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29039e-38</text:p>
          </table:table-cell>
          <table:table-cell table:style-name="Default" office:value-type="float" office:value="0.49">
            <text:p>0,49</text:p>
          </table:table-cell>
          <table:table-cell table:formula="of:=IF([.D250]=[.D251];&quot;Yes&quot;;&quot;No&quot;)" office:value-type="string" office:string-value="Yes">
            <text:p>Yes</text:p>
          </table:table-cell>
          <table:table-cell table:formula="of:=IF([.E250]&lt;&gt;0;[.E251]/[.E250];1)" office:value-type="float" office:value="0.272222222222222">
            <text:p>0,2722222222</text:p>
          </table:table-cell>
          <table:table-cell/>
        </table:table-row>
        <table:table-row table:style-name="ro1">
          <table:table-cell office:value-type="string">
            <text:p>(((((((((((2,2),2),2),2),2),2),2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2.37113e-37</text:p>
          </table:table-cell>
          <table:table-cell table:style-name="Default" office:value-type="float" office:value="1.18">
            <text:p>1,18</text:p>
          </table:table-cell>
          <table:table-cell table:number-columns-repeated="3"/>
        </table:table-row>
        <table:table-row table:style-name="ro1">
          <table:table-cell office:value-type="string">
            <text:p>(((((((((((2,2),2),2),2),2),2),2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2.37113e-37</text:p>
          </table:table-cell>
          <table:table-cell table:style-name="Default" office:value-type="float" office:value="0.31">
            <text:p>0,31</text:p>
          </table:table-cell>
          <table:table-cell table:formula="of:=IF([.D252]=[.D253];&quot;Yes&quot;;&quot;No&quot;)" office:value-type="string" office:string-value="Yes">
            <text:p>Yes</text:p>
          </table:table-cell>
          <table:table-cell table:formula="of:=IF([.E252]&lt;&gt;0;[.E253]/[.E252];1)" office:value-type="float" office:value="0.26271186440678">
            <text:p>0,2627118644</text:p>
          </table:table-cell>
          <table:table-cell/>
        </table:table-row>
        <table:table-row table:style-name="ro1"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87735e-32</text:p>
          </table:table-cell>
          <table:table-cell table:style-name="Default" office:value-type="float" office:value="0.21">
            <text:p>0,21</text:p>
          </table:table-cell>
          <table:table-cell table:number-columns-repeated="3"/>
        </table:table-row>
        <table:table-row table:style-name="ro1"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87735e-32</text:p>
          </table:table-cell>
          <table:table-cell table:style-name="Default" office:value-type="float" office:value="0.05">
            <text:p>0,05</text:p>
          </table:table-cell>
          <table:table-cell table:formula="of:=IF([.D254]=[.D255];&quot;Yes&quot;;&quot;No&quot;)" office:value-type="string" office:string-value="Yes">
            <text:p>Yes</text:p>
          </table:table-cell>
          <table:table-cell table:formula="of:=IF([.E254]&lt;&gt;0;[.E255]/[.E254];1)" office:value-type="float" office:value="0.238095238095238">
            <text:p>0,2380952381</text:p>
          </table:table-cell>
          <table:table-cell/>
        </table:table-row>
        <table:table-row table:style-name="ro1">
          <table:table-cell office:value-type="string">
            <text:p>((((((((((((2,2),2),2),2),2),2),2),3),3),3),3),3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1.8879e-42</text:p>
          </table:table-cell>
          <table:table-cell table:style-name="Default" office:value-type="float" office:value="4.19">
            <text:p>4,19</text:p>
          </table:table-cell>
          <table:table-cell table:number-columns-repeated="3"/>
        </table:table-row>
        <table:table-row table:style-name="ro1">
          <table:table-cell office:value-type="string">
            <text:p>((((((((((((2,2),2),2),2),2),2),2),3),3),3),3),3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1.8879e-42</text:p>
          </table:table-cell>
          <table:table-cell table:style-name="Default" office:value-type="float" office:value="1.11">
            <text:p>1,11</text:p>
          </table:table-cell>
          <table:table-cell table:formula="of:=IF([.D256]=[.D257];&quot;Yes&quot;;&quot;No&quot;)" office:value-type="string" office:string-value="Yes">
            <text:p>Yes</text:p>
          </table:table-cell>
          <table:table-cell table:formula="of:=IF([.E256]&lt;&gt;0;[.E257]/[.E256];1)" office:value-type="float" office:value="0.26491646778043">
            <text:p>0,2649164678</text:p>
          </table:table-cell>
          <table:table-cell/>
        </table:table-row>
        <table:table-row table:style-name="ro1"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3.54371e-36</text:p>
          </table:table-cell>
          <table:table-cell table:style-name="Default" office:value-type="float" office:value="0.48">
            <text:p>0,48</text:p>
          </table:table-cell>
          <table:table-cell table:number-columns-repeated="3"/>
        </table:table-row>
        <table:table-row table:style-name="ro1"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3.54371e-36</text:p>
          </table:table-cell>
          <table:table-cell table:style-name="Default" office:value-type="float" office:value="0.1">
            <text:p>0,1</text:p>
          </table:table-cell>
          <table:table-cell table:formula="of:=IF([.D258]=[.D259];&quot;Yes&quot;;&quot;No&quot;)" office:value-type="string" office:string-value="Yes">
            <text:p>Yes</text:p>
          </table:table-cell>
          <table:table-cell table:formula="of:=IF([.E258]&lt;&gt;0;[.E259]/[.E258];1)" office:value-type="float" office:value="0.208333333333333">
            <text:p>0,2083333333</text:p>
          </table:table-cell>
          <table:table-cell/>
        </table:table-row>
        <table:table-row table:style-name="ro1"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5.60561e-40</text:p>
          </table:table-cell>
          <table:table-cell table:style-name="Default" office:value-type="float" office:value="1.08">
            <text:p>1,08</text:p>
          </table:table-cell>
          <table:table-cell table:number-columns-repeated="3"/>
        </table:table-row>
        <table:table-row table:style-name="ro1"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5.60561e-40</text:p>
          </table:table-cell>
          <table:table-cell table:style-name="Default" office:value-type="float" office:value="0.23">
            <text:p>0,23</text:p>
          </table:table-cell>
          <table:table-cell table:formula="of:=IF([.D260]=[.D261];&quot;Yes&quot;;&quot;No&quot;)" office:value-type="string" office:string-value="Yes">
            <text:p>Yes</text:p>
          </table:table-cell>
          <table:table-cell table:formula="of:=IF([.E260]&lt;&gt;0;[.E261]/[.E260];1)" office:value-type="float" office:value="0.212962962962963">
            <text:p>0,212962963</text:p>
          </table:table-cell>
          <table:table-cell/>
        </table:table-row>
        <table:table-row table:style-name="ro1"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NewickVector</text:p>
          </table:table-cell>
          <table:table-cell office:value-type="string">
            <text:p>7.49429e-44</text:p>
          </table:table-cell>
          <table:table-cell table:style-name="Default" office:value-type="float" office:value="2.43">
            <text:p>2,43</text:p>
          </table:table-cell>
          <table:table-cell table:number-columns-repeated="3"/>
        </table:table-row>
        <table:table-row table:style-name="ro1"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string">
            <text:p>TwoDigitNewick</text:p>
          </table:table-cell>
          <table:table-cell office:value-type="string">
            <text:p>7.49429e-44</text:p>
          </table:table-cell>
          <table:table-cell table:style-name="Default" office:value-type="float" office:value="0.5">
            <text:p>0,5</text:p>
          </table:table-cell>
          <table:table-cell table:formula="of:=IF([.D262]=[.D263];&quot;Yes&quot;;&quot;No&quot;)" office:value-type="string" office:string-value="Yes">
            <text:p>Yes</text:p>
          </table:table-cell>
          <table:table-cell table:formula="of:=IF([.E262]&lt;&gt;0;[.E263]/[.E262];1)" office:value-type="float" office:value="0.205761316872428">
            <text:p>0,2057613169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>
            <text:p>Average</text:p>
          </table:table-cell>
          <table:table-cell table:formula="of:=AVERAGE([.G2:.G263])" office:value-type="float" office:value="5.27126047034902">
            <text:p>5,2712604703</text:p>
          </table:table-cell>
          <table:table-cell table:style-name="ce2"/>
        </table:table-row>
        <table:table-row table:style-name="ro1" table:number-rows-repeated="15">
          <table:table-cell table:number-columns-repeated="4"/>
          <table:table-cell table:style-name="Default"/>
          <table:table-cell table:number-columns-repeated="2"/>
          <table:table-cell table:style-name="ce2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104829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-03-2011</text:date>, <text:time>15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el Bilderbeek</meta:initial-creator>
    <meta:creation-date>2011-03-24T15:42:49</meta:creation-date>
    <dc:date>2011-03-24T15:51:49</dc:date>
    <dc:creator>Richel Bilderbeek</dc:creator>
    <meta:editing-duration>PT00H09M01S</meta:editing-duration>
    <meta:editing-cycles>2</meta:editing-cycles>
    <meta:generator>OpenOffice.org/3.2$Linux OpenOffice.org_project/320m19$Build-9505</meta:generator>
    <meta:document-statistic meta:table-count="3" meta:cell-count="1581" meta:object-count="0"/>
  </office:meta>
</office:document-meta>
</file>